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2.36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a8bfd4" style:diagonal-bl-tr="none" style:diagonal-tl-br="none" style:text-align-source="value-type" style:repeat-content="false" fo:wrap-option="wrap" fo:border-left="none" style:direction="ltr" fo:border-right="0.74pt solid #a8bfd4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a8bfd4" fo:background-color="#f3eb00" style:diagonal-bl-tr="none" style:diagonal-tl-br="none" style:text-align-source="value-type" style:repeat-content="false" fo:wrap-option="wrap" fo:border-left="none" style:direction="ltr" fo:border-right="0.74pt solid #a8bfd4" style:rotation-angle="0" style:rotation-align="none" style:shrink-to-fit="false" fo:border-top="0.74pt solid #a8bfd4" style:vertical-align="top" loext:vertical-justify="auto"/>
      <style:paragraph-properties css3t:text-justify="auto" fo:margin-left="0pt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a8bfd4" fo:background-color="#84ddfd" style:diagonal-bl-tr="none" style:diagonal-tl-br="none" style:text-align-source="value-type" style:repeat-content="false" fo:wrap-option="wrap" fo:border-left="none" style:direction="ltr" fo:border-right="0.74pt solid #a8bfd4" style:rotation-angle="0" style:rotation-align="none" style:shrink-to-fit="false" fo:border-top="0.74pt solid #a8bfd4" style:vertical-align="top" loext:vertical-justify="auto"/>
      <style:paragraph-properties css3t:text-justify="auto" fo:margin-left="0pt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a8bfd4" style:diagonal-bl-tr="none" style:diagonal-tl-br="none" style:text-align-source="value-type" style:repeat-content="false" fo:wrap-option="wrap" fo:border-left="0.74pt solid #a8bfd4" style:direction="ltr" fo:border-right="0.74pt solid #a8bfd4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fo:background-color="#eef3f4" style:diagonal-bl-tr="none" style:diagonal-tl-br="none" style:text-align-source="value-type" style:repeat-content="false" fo:wrap-option="wrap" fo:border="0.74pt solid #a8bfd4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cell-content()&gt;[$'Sheet 1 - Table 1'.$B$5]" style:apply-style-name="ConditionalStyle_5f_1" style:base-cell-address="'Sheet 1 - Table 1'.B8"/>
    </style:style>
    <style:style style:name="ce9" style:family="table-cell" style:parent-style-name="Default" style:data-style-name="N125">
      <style:table-cell-properties fo:background-color="#eef3f4" style:diagonal-bl-tr="none" style:diagonal-tl-br="none" style:text-align-source="value-type" style:repeat-content="false" fo:wrap-option="wrap" fo:border="0.74pt solid #a8bfd4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cell-content()&gt;[$'Sheet 1 - Table 1'.$B$5]" style:apply-style-name="ConditionalStyle_5f_1" style:base-cell-address="'Sheet 1 - Table 1'.B9"/>
    </style:style>
    <style:style style:name="ce10" style:family="table-cell" style:parent-style-name="Default" style:data-style-name="N125">
      <style:table-cell-properties fo:background-color="#eef3f4" style:diagonal-bl-tr="none" style:diagonal-tl-br="none" style:text-align-source="value-type" style:repeat-content="false" fo:wrap-option="wrap" fo:border="0.74pt solid #a8bfd4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cell-content()&gt;[$'Sheet 1 - Table 1'.$B$5]" style:apply-style-name="ConditionalStyle_5f_1" style:base-cell-address="'Sheet 1 - Table 1'.B10"/>
    </style:style>
    <style:style style:name="ce11" style:family="table-cell" style:parent-style-name="Default" style:data-style-name="N125">
      <style:table-cell-properties fo:background-color="#eef3f4" style:diagonal-bl-tr="none" style:diagonal-tl-br="none" style:text-align-source="value-type" style:repeat-content="false" fo:wrap-option="wrap" fo:border="0.74pt solid #a8bfd4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cell-content()&gt;[$'Sheet 1 - Table 1'.$B$5]" style:apply-style-name="ConditionalStyle_5f_1" style:base-cell-address="'Sheet 1 - Table 1'.B11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a8bfd4" style:diagonal-bl-tr="none" style:diagonal-tl-br="none" style:text-align-source="value-type" style:repeat-content="false" fo:wrap-option="wrap" fo:border-left="0.74pt solid #a8bfd4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 - Table 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3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Cost of App</text:p>
          </table:table-cell>
          <table:table-cell table:style-name="ce6" office:value-type="float" office:value="1.99" calcext:value-type="float">
            <text:p>$1.99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tore’s Cut</text:p>
          </table:table-cell>
          <table:table-cell table:style-name="ce6" table:formula="of:=[.B2]*0.3" office:value-type="float" office:value="0.597" calcext:value-type="float">
            <text:p>$0.6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evenue</text:p>
          </table:table-cell>
          <table:table-cell table:style-name="ce6" table:formula="of:=[.B2]-[.B3]" office:value-type="float" office:value="1.393" calcext:value-type="float">
            <text:p>$1.39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ost of Dev</text:p>
          </table:table-cell>
          <table:table-cell table:style-name="ce6" office:value-type="float" office:value="2700" calcext:value-type="float">
            <text:p>$2,700.0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6"/>
          <table:table-cell table:style-name="ce12" office:value-type="string" calcext:value-type="string">
            <text:p>Months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Daily Sal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7"/>
          <table:table-cell table:number-columns-repeated="99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table:formula="of:=[.$B$4]*[.$A8]*(30*[.B7])" office:value-type="float" office:value="41.79" calcext:value-type="float">
            <text:p>$41.79</text:p>
          </table:table-cell>
          <table:table-cell table:style-name="ce8" table:formula="of:=[.$B$4]*[.$A8]*(30*[.C7])" office:value-type="float" office:value="83.58" calcext:value-type="float">
            <text:p>$83.58</text:p>
          </table:table-cell>
          <table:table-cell table:style-name="ce8" table:formula="of:=[.$B$4]*[.$A8]*(30*[.D7])" office:value-type="float" office:value="125.37" calcext:value-type="float">
            <text:p>$125.37</text:p>
          </table:table-cell>
          <table:table-cell table:style-name="ce8" table:formula="of:=[.$B$4]*[.$A8]*(30*[.E7])" office:value-type="float" office:value="167.16" calcext:value-type="float">
            <text:p>$167.16</text:p>
          </table:table-cell>
          <table:table-cell table:style-name="ce8" table:formula="of:=[.$B$4]*[.$A8]*(30*[.F7])" office:value-type="float" office:value="208.95" calcext:value-type="float">
            <text:p>$208.95</text:p>
          </table:table-cell>
          <table:table-cell table:style-name="ce8" table:formula="of:=[.$B$4]*[.$A8]*(30*[.G7])" office:value-type="float" office:value="250.74" calcext:value-type="float">
            <text:p>$250.74</text:p>
          </table:table-cell>
          <table:table-cell table:style-name="ce8" table:formula="of:=[.$B$4]*[.$A8]*(30*[.H7])" office:value-type="float" office:value="292.53" calcext:value-type="float">
            <text:p>$292.53</text:p>
          </table:table-cell>
          <table:table-cell table:style-name="ce8" table:formula="of:=[.$B$4]*[.$A8]*(30*[.I7])" office:value-type="float" office:value="334.32" calcext:value-type="float">
            <text:p>$334.32</text:p>
          </table:table-cell>
          <table:table-cell table:style-name="ce8" table:formula="of:=[.$B$4]*[.$A8]*(30*[.J7])" office:value-type="float" office:value="376.11" calcext:value-type="float">
            <text:p>$376.11</text:p>
          </table:table-cell>
          <table:table-cell table:style-name="ce8" table:formula="of:=[.$B$4]*[.$A8]*(30*[.K7])" office:value-type="float" office:value="417.9" calcext:value-type="float">
            <text:p>$417.90</text:p>
          </table:table-cell>
          <table:table-cell table:style-name="ce8" table:formula="of:=[.$B$4]*[.$A8]*(30*[.L7])" office:value-type="float" office:value="459.69" calcext:value-type="float">
            <text:p>$459.69</text:p>
          </table:table-cell>
          <table:table-cell table:style-name="ce8" table:formula="of:=[.$B$4]*[.$A8]*(30*[.M7])" office:value-type="float" office:value="501.48" calcext:value-type="float">
            <text:p>$501.48</text:p>
          </table:table-cell>
          <table:table-cell table:style-name="ce8" table:formula="of:=[.$B$4]*[.$A8]*(30*[.N7])" office:value-type="float" office:value="543.27" calcext:value-type="float">
            <text:p>$543.27</text:p>
          </table:table-cell>
          <table:table-cell table:style-name="ce8" table:formula="of:=[.$B$4]*[.$A8]*(30*[.O7])" office:value-type="float" office:value="585.06" calcext:value-type="float">
            <text:p>$585.06</text:p>
          </table:table-cell>
          <table:table-cell table:style-name="ce8" table:formula="of:=[.$B$4]*[.$A8]*(30*[.P7])" office:value-type="float" office:value="626.85" calcext:value-type="float">
            <text:p>$626.85</text:p>
          </table:table-cell>
          <table:table-cell table:style-name="ce8" table:formula="of:=[.$B$4]*[.$A8]*(30*[.Q7])" office:value-type="float" office:value="668.64" calcext:value-type="float">
            <text:p>$668.64</text:p>
          </table:table-cell>
          <table:table-cell table:style-name="ce8" table:formula="of:=[.$B$4]*[.$A8]*(30*[.R7])" office:value-type="float" office:value="710.43" calcext:value-type="float">
            <text:p>$710.43</text:p>
          </table:table-cell>
          <table:table-cell table:style-name="ce8" table:formula="of:=[.$B$4]*[.$A8]*(30*[.S7])" office:value-type="float" office:value="752.22" calcext:value-type="float">
            <text:p>$752.22</text:p>
          </table:table-cell>
          <table:table-cell table:style-name="ce1" table:number-columns-repeated="7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9" table:formula="of:=[.$B$4]*[.$A9]*(30*[.B$7])" office:value-type="float" office:value="83.58" calcext:value-type="float">
            <text:p>$83.58</text:p>
          </table:table-cell>
          <table:table-cell table:style-name="ce9" table:formula="of:=[.$B$4]*[.$A9]*(30*[.C$7])" office:value-type="float" office:value="167.16" calcext:value-type="float">
            <text:p>$167.16</text:p>
          </table:table-cell>
          <table:table-cell table:style-name="ce9" table:formula="of:=[.$B$4]*[.$A9]*(30*[.D$7])" office:value-type="float" office:value="250.74" calcext:value-type="float">
            <text:p>$250.74</text:p>
          </table:table-cell>
          <table:table-cell table:style-name="ce9" table:formula="of:=[.$B$4]*[.$A9]*(30*[.E$7])" office:value-type="float" office:value="334.32" calcext:value-type="float">
            <text:p>$334.32</text:p>
          </table:table-cell>
          <table:table-cell table:style-name="ce9" table:formula="of:=[.$B$4]*[.$A9]*(30*[.F$7])" office:value-type="float" office:value="417.9" calcext:value-type="float">
            <text:p>$417.90</text:p>
          </table:table-cell>
          <table:table-cell table:style-name="ce9" table:formula="of:=[.$B$4]*[.$A9]*(30*[.G$7])" office:value-type="float" office:value="501.48" calcext:value-type="float">
            <text:p>$501.48</text:p>
          </table:table-cell>
          <table:table-cell table:style-name="ce9" table:formula="of:=[.$B$4]*[.$A9]*(30*[.H$7])" office:value-type="float" office:value="585.06" calcext:value-type="float">
            <text:p>$585.06</text:p>
          </table:table-cell>
          <table:table-cell table:style-name="ce9" table:formula="of:=[.$B$4]*[.$A9]*(30*[.I$7])" office:value-type="float" office:value="668.64" calcext:value-type="float">
            <text:p>$668.64</text:p>
          </table:table-cell>
          <table:table-cell table:style-name="ce9" table:formula="of:=[.$B$4]*[.$A9]*(30*[.J$7])" office:value-type="float" office:value="752.22" calcext:value-type="float">
            <text:p>$752.22</text:p>
          </table:table-cell>
          <table:table-cell table:style-name="ce9" table:formula="of:=[.$B$4]*[.$A9]*(30*[.K$7])" office:value-type="float" office:value="835.8" calcext:value-type="float">
            <text:p>$835.80</text:p>
          </table:table-cell>
          <table:table-cell table:style-name="ce9" table:formula="of:=[.$B$4]*[.$A9]*(30*[.L$7])" office:value-type="float" office:value="919.38" calcext:value-type="float">
            <text:p>$919.38</text:p>
          </table:table-cell>
          <table:table-cell table:style-name="ce9" table:formula="of:=[.$B$4]*[.$A9]*(30*[.M$7])" office:value-type="float" office:value="1002.96" calcext:value-type="float">
            <text:p>$1,002.96</text:p>
          </table:table-cell>
          <table:table-cell table:style-name="ce9" table:formula="of:=[.$B$4]*[.$A9]*(30*[.N$7])" office:value-type="float" office:value="1086.54" calcext:value-type="float">
            <text:p>$1,086.54</text:p>
          </table:table-cell>
          <table:table-cell table:style-name="ce9" table:formula="of:=[.$B$4]*[.$A9]*(30*[.O$7])" office:value-type="float" office:value="1170.12" calcext:value-type="float">
            <text:p>$1,170.12</text:p>
          </table:table-cell>
          <table:table-cell table:style-name="ce9" table:formula="of:=[.$B$4]*[.$A9]*(30*[.P$7])" office:value-type="float" office:value="1253.7" calcext:value-type="float">
            <text:p>$1,253.70</text:p>
          </table:table-cell>
          <table:table-cell table:style-name="ce9" table:formula="of:=[.$B$4]*[.$A9]*(30*[.Q$7])" office:value-type="float" office:value="1337.28" calcext:value-type="float">
            <text:p>$1,337.28</text:p>
          </table:table-cell>
          <table:table-cell table:style-name="ce9" table:formula="of:=[.$B$4]*[.$A9]*(30*[.R$7])" office:value-type="float" office:value="1420.86" calcext:value-type="float">
            <text:p>$1,420.86</text:p>
          </table:table-cell>
          <table:table-cell table:style-name="ce9" table:formula="of:=[.$B$4]*[.$A9]*(30*[.S$7])" office:value-type="float" office:value="1504.44" calcext:value-type="float">
            <text:p>$1,504.44</text:p>
          </table:table-cell>
          <table:table-cell table:style-name="ce1" table:number-columns-repeated="7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table:formula="of:=[.$B$4]*[.$A10]*(30*[.B$7])" office:value-type="float" office:value="125.37" calcext:value-type="float">
            <text:p>$125.37</text:p>
          </table:table-cell>
          <table:table-cell table:style-name="ce10" table:formula="of:=[.$B$4]*[.$A10]*(30*[.C$7])" office:value-type="float" office:value="250.74" calcext:value-type="float">
            <text:p>$250.74</text:p>
          </table:table-cell>
          <table:table-cell table:style-name="ce10" table:formula="of:=[.$B$4]*[.$A10]*(30*[.D$7])" office:value-type="float" office:value="376.11" calcext:value-type="float">
            <text:p>$376.11</text:p>
          </table:table-cell>
          <table:table-cell table:style-name="ce10" table:formula="of:=[.$B$4]*[.$A10]*(30*[.E$7])" office:value-type="float" office:value="501.48" calcext:value-type="float">
            <text:p>$501.48</text:p>
          </table:table-cell>
          <table:table-cell table:style-name="ce10" table:formula="of:=[.$B$4]*[.$A10]*(30*[.F$7])" office:value-type="float" office:value="626.85" calcext:value-type="float">
            <text:p>$626.85</text:p>
          </table:table-cell>
          <table:table-cell table:style-name="ce10" table:formula="of:=[.$B$4]*[.$A10]*(30*[.G$7])" office:value-type="float" office:value="752.22" calcext:value-type="float">
            <text:p>$752.22</text:p>
          </table:table-cell>
          <table:table-cell table:style-name="ce10" table:formula="of:=[.$B$4]*[.$A10]*(30*[.H$7])" office:value-type="float" office:value="877.59" calcext:value-type="float">
            <text:p>$877.59</text:p>
          </table:table-cell>
          <table:table-cell table:style-name="ce10" table:formula="of:=[.$B$4]*[.$A10]*(30*[.I$7])" office:value-type="float" office:value="1002.96" calcext:value-type="float">
            <text:p>$1,002.96</text:p>
          </table:table-cell>
          <table:table-cell table:style-name="ce10" table:formula="of:=[.$B$4]*[.$A10]*(30*[.J$7])" office:value-type="float" office:value="1128.33" calcext:value-type="float">
            <text:p>$1,128.33</text:p>
          </table:table-cell>
          <table:table-cell table:style-name="ce10" table:formula="of:=[.$B$4]*[.$A10]*(30*[.K$7])" office:value-type="float" office:value="1253.7" calcext:value-type="float">
            <text:p>$1,253.70</text:p>
          </table:table-cell>
          <table:table-cell table:style-name="ce10" table:formula="of:=[.$B$4]*[.$A10]*(30*[.L$7])" office:value-type="float" office:value="1379.07" calcext:value-type="float">
            <text:p>$1,379.07</text:p>
          </table:table-cell>
          <table:table-cell table:style-name="ce10" table:formula="of:=[.$B$4]*[.$A10]*(30*[.M$7])" office:value-type="float" office:value="1504.44" calcext:value-type="float">
            <text:p>$1,504.44</text:p>
          </table:table-cell>
          <table:table-cell table:style-name="ce10" table:formula="of:=[.$B$4]*[.$A10]*(30*[.N$7])" office:value-type="float" office:value="1629.81" calcext:value-type="float">
            <text:p>$1,629.81</text:p>
          </table:table-cell>
          <table:table-cell table:style-name="ce10" table:formula="of:=[.$B$4]*[.$A10]*(30*[.O$7])" office:value-type="float" office:value="1755.18" calcext:value-type="float">
            <text:p>$1,755.18</text:p>
          </table:table-cell>
          <table:table-cell table:style-name="ce10" table:formula="of:=[.$B$4]*[.$A10]*(30*[.P$7])" office:value-type="float" office:value="1880.55" calcext:value-type="float">
            <text:p>$1,880.55</text:p>
          </table:table-cell>
          <table:table-cell table:style-name="ce10" table:formula="of:=[.$B$4]*[.$A10]*(30*[.Q$7])" office:value-type="float" office:value="2005.92" calcext:value-type="float">
            <text:p>$2,005.92</text:p>
          </table:table-cell>
          <table:table-cell table:style-name="ce10" table:formula="of:=[.$B$4]*[.$A10]*(30*[.R$7])" office:value-type="float" office:value="2131.29" calcext:value-type="float">
            <text:p>$2,131.29</text:p>
          </table:table-cell>
          <table:table-cell table:style-name="ce10" table:formula="of:=[.$B$4]*[.$A10]*(30*[.S$7])" office:value-type="float" office:value="2256.66" calcext:value-type="float">
            <text:p>$2,256.66</text:p>
          </table:table-cell>
          <table:table-cell table:style-name="ce1" table:number-columns-repeated="7"/>
          <table:table-cell table:number-columns-repeated="99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1" table:formula="of:=[.$B$4]*[.$A11]*(30*[.B$7])" office:value-type="float" office:value="167.16" calcext:value-type="float">
            <text:p>$167.16</text:p>
          </table:table-cell>
          <table:table-cell table:style-name="ce11" table:formula="of:=[.$B$4]*[.$A11]*(30*[.C$7])" office:value-type="float" office:value="334.32" calcext:value-type="float">
            <text:p>$334.32</text:p>
          </table:table-cell>
          <table:table-cell table:style-name="ce11" table:formula="of:=[.$B$4]*[.$A11]*(30*[.D$7])" office:value-type="float" office:value="501.48" calcext:value-type="float">
            <text:p>$501.48</text:p>
          </table:table-cell>
          <table:table-cell table:style-name="ce11" table:formula="of:=[.$B$4]*[.$A11]*(30*[.E$7])" office:value-type="float" office:value="668.64" calcext:value-type="float">
            <text:p>$668.64</text:p>
          </table:table-cell>
          <table:table-cell table:style-name="ce11" table:formula="of:=[.$B$4]*[.$A11]*(30*[.F$7])" office:value-type="float" office:value="835.8" calcext:value-type="float">
            <text:p>$835.80</text:p>
          </table:table-cell>
          <table:table-cell table:style-name="ce11" table:formula="of:=[.$B$4]*[.$A11]*(30*[.G$7])" office:value-type="float" office:value="1002.96" calcext:value-type="float">
            <text:p>$1,002.96</text:p>
          </table:table-cell>
          <table:table-cell table:style-name="ce11" table:formula="of:=[.$B$4]*[.$A11]*(30*[.H$7])" office:value-type="float" office:value="1170.12" calcext:value-type="float">
            <text:p>$1,170.12</text:p>
          </table:table-cell>
          <table:table-cell table:style-name="ce11" table:formula="of:=[.$B$4]*[.$A11]*(30*[.I$7])" office:value-type="float" office:value="1337.28" calcext:value-type="float">
            <text:p>$1,337.28</text:p>
          </table:table-cell>
          <table:table-cell table:style-name="ce11" table:formula="of:=[.$B$4]*[.$A11]*(30*[.J$7])" office:value-type="float" office:value="1504.44" calcext:value-type="float">
            <text:p>$1,504.44</text:p>
          </table:table-cell>
          <table:table-cell table:style-name="ce11" table:formula="of:=[.$B$4]*[.$A11]*(30*[.K$7])" office:value-type="float" office:value="1671.6" calcext:value-type="float">
            <text:p>$1,671.60</text:p>
          </table:table-cell>
          <table:table-cell table:style-name="ce11" table:formula="of:=[.$B$4]*[.$A11]*(30*[.L$7])" office:value-type="float" office:value="1838.76" calcext:value-type="float">
            <text:p>$1,838.76</text:p>
          </table:table-cell>
          <table:table-cell table:style-name="ce11" table:formula="of:=[.$B$4]*[.$A11]*(30*[.M$7])" office:value-type="float" office:value="2005.92" calcext:value-type="float">
            <text:p>$2,005.92</text:p>
          </table:table-cell>
          <table:table-cell table:style-name="ce11" table:formula="of:=[.$B$4]*[.$A11]*(30*[.N$7])" office:value-type="float" office:value="2173.08" calcext:value-type="float">
            <text:p>$2,173.08</text:p>
          </table:table-cell>
          <table:table-cell table:style-name="ce11" table:formula="of:=[.$B$4]*[.$A11]*(30*[.O$7])" office:value-type="float" office:value="2340.24" calcext:value-type="float">
            <text:p>$2,340.24</text:p>
          </table:table-cell>
          <table:table-cell table:style-name="ce11" table:formula="of:=[.$B$4]*[.$A11]*(30*[.P$7])" office:value-type="float" office:value="2507.4" calcext:value-type="float">
            <text:p>$2,507.40</text:p>
          </table:table-cell>
          <table:table-cell table:style-name="ce11" table:formula="of:=[.$B$4]*[.$A11]*(30*[.Q$7])" office:value-type="float" office:value="2674.56" calcext:value-type="float">
            <text:p>$2,674.56</text:p>
          </table:table-cell>
          <table:table-cell table:style-name="ce11" table:formula="of:=[.$B$4]*[.$A11]*(30*[.R$7])" office:value-type="float" office:value="2841.72" calcext:value-type="float">
            <text:p>$2,841.72</text:p>
          </table:table-cell>
          <table:table-cell table:style-name="ce11" table:formula="of:=[.$B$4]*[.$A11]*(30*[.S$7])" office:value-type="float" office:value="3008.88" calcext:value-type="float">
            <text:p>$3,008.88</text:p>
          </table:table-cell>
          <table:table-cell table:style-name="ce1" table:number-columns-repeated="7"/>
          <table:table-cell table:number-columns-repeated="998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11" table:formula="of:=[.$B$4]*[.$A12]*(30*[.B$7])" office:value-type="float" office:value="208.95" calcext:value-type="float">
            <text:p>$208.95</text:p>
          </table:table-cell>
          <table:table-cell table:style-name="ce11" table:formula="of:=[.$B$4]*[.$A12]*(30*[.C$7])" office:value-type="float" office:value="417.9" calcext:value-type="float">
            <text:p>$417.90</text:p>
          </table:table-cell>
          <table:table-cell table:style-name="ce11" table:formula="of:=[.$B$4]*[.$A12]*(30*[.D$7])" office:value-type="float" office:value="626.85" calcext:value-type="float">
            <text:p>$626.85</text:p>
          </table:table-cell>
          <table:table-cell table:style-name="ce11" table:formula="of:=[.$B$4]*[.$A12]*(30*[.E$7])" office:value-type="float" office:value="835.8" calcext:value-type="float">
            <text:p>$835.80</text:p>
          </table:table-cell>
          <table:table-cell table:style-name="ce11" table:formula="of:=[.$B$4]*[.$A12]*(30*[.F$7])" office:value-type="float" office:value="1044.75" calcext:value-type="float">
            <text:p>$1,044.75</text:p>
          </table:table-cell>
          <table:table-cell table:style-name="ce11" table:formula="of:=[.$B$4]*[.$A12]*(30*[.G$7])" office:value-type="float" office:value="1253.7" calcext:value-type="float">
            <text:p>$1,253.70</text:p>
          </table:table-cell>
          <table:table-cell table:style-name="ce11" table:formula="of:=[.$B$4]*[.$A12]*(30*[.H$7])" office:value-type="float" office:value="1462.65" calcext:value-type="float">
            <text:p>$1,462.65</text:p>
          </table:table-cell>
          <table:table-cell table:style-name="ce11" table:formula="of:=[.$B$4]*[.$A12]*(30*[.I$7])" office:value-type="float" office:value="1671.6" calcext:value-type="float">
            <text:p>$1,671.60</text:p>
          </table:table-cell>
          <table:table-cell table:style-name="ce11" table:formula="of:=[.$B$4]*[.$A12]*(30*[.J$7])" office:value-type="float" office:value="1880.55" calcext:value-type="float">
            <text:p>$1,880.55</text:p>
          </table:table-cell>
          <table:table-cell table:style-name="ce11" table:formula="of:=[.$B$4]*[.$A12]*(30*[.K$7])" office:value-type="float" office:value="2089.5" calcext:value-type="float">
            <text:p>$2,089.50</text:p>
          </table:table-cell>
          <table:table-cell table:style-name="ce11" table:formula="of:=[.$B$4]*[.$A12]*(30*[.L$7])" office:value-type="float" office:value="2298.45" calcext:value-type="float">
            <text:p>$2,298.45</text:p>
          </table:table-cell>
          <table:table-cell table:style-name="ce11" table:formula="of:=[.$B$4]*[.$A12]*(30*[.M$7])" office:value-type="float" office:value="2507.4" calcext:value-type="float">
            <text:p>$2,507.40</text:p>
          </table:table-cell>
          <table:table-cell table:style-name="ce11" table:formula="of:=[.$B$4]*[.$A12]*(30*[.N$7])" office:value-type="float" office:value="2716.35" calcext:value-type="float">
            <text:p>$2,716.35</text:p>
          </table:table-cell>
          <table:table-cell table:style-name="ce11" table:formula="of:=[.$B$4]*[.$A12]*(30*[.O$7])" office:value-type="float" office:value="2925.3" calcext:value-type="float">
            <text:p>$2,925.30</text:p>
          </table:table-cell>
          <table:table-cell table:style-name="ce11" table:formula="of:=[.$B$4]*[.$A12]*(30*[.P$7])" office:value-type="float" office:value="3134.25" calcext:value-type="float">
            <text:p>$3,134.25</text:p>
          </table:table-cell>
          <table:table-cell table:style-name="ce11" table:formula="of:=[.$B$4]*[.$A12]*(30*[.Q$7])" office:value-type="float" office:value="3343.2" calcext:value-type="float">
            <text:p>$3,343.20</text:p>
          </table:table-cell>
          <table:table-cell table:style-name="ce11" table:formula="of:=[.$B$4]*[.$A12]*(30*[.R$7])" office:value-type="float" office:value="3552.15" calcext:value-type="float">
            <text:p>$3,552.15</text:p>
          </table:table-cell>
          <table:table-cell table:style-name="ce11" table:formula="of:=[.$B$4]*[.$A12]*(30*[.S$7])" office:value-type="float" office:value="3761.1" calcext:value-type="float">
            <text:p>$3,761.10</text:p>
          </table:table-cell>
          <table:table-cell table:style-name="ce1" table:number-columns-repeated="7"/>
          <table:table-cell table:number-columns-repeated="998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1" table:formula="of:=[.$B$4]*[.$A13]*(30*[.B$7])" office:value-type="float" office:value="250.74" calcext:value-type="float">
            <text:p>$250.74</text:p>
          </table:table-cell>
          <table:table-cell table:style-name="ce11" table:formula="of:=[.$B$4]*[.$A13]*(30*[.C$7])" office:value-type="float" office:value="501.48" calcext:value-type="float">
            <text:p>$501.48</text:p>
          </table:table-cell>
          <table:table-cell table:style-name="ce11" table:formula="of:=[.$B$4]*[.$A13]*(30*[.D$7])" office:value-type="float" office:value="752.22" calcext:value-type="float">
            <text:p>$752.22</text:p>
          </table:table-cell>
          <table:table-cell table:style-name="ce11" table:formula="of:=[.$B$4]*[.$A13]*(30*[.E$7])" office:value-type="float" office:value="1002.96" calcext:value-type="float">
            <text:p>$1,002.96</text:p>
          </table:table-cell>
          <table:table-cell table:style-name="ce11" table:formula="of:=[.$B$4]*[.$A13]*(30*[.F$7])" office:value-type="float" office:value="1253.7" calcext:value-type="float">
            <text:p>$1,253.70</text:p>
          </table:table-cell>
          <table:table-cell table:style-name="ce11" table:formula="of:=[.$B$4]*[.$A13]*(30*[.G$7])" office:value-type="float" office:value="1504.44" calcext:value-type="float">
            <text:p>$1,504.44</text:p>
          </table:table-cell>
          <table:table-cell table:style-name="ce11" table:formula="of:=[.$B$4]*[.$A13]*(30*[.H$7])" office:value-type="float" office:value="1755.18" calcext:value-type="float">
            <text:p>$1,755.18</text:p>
          </table:table-cell>
          <table:table-cell table:style-name="ce11" table:formula="of:=[.$B$4]*[.$A13]*(30*[.I$7])" office:value-type="float" office:value="2005.92" calcext:value-type="float">
            <text:p>$2,005.92</text:p>
          </table:table-cell>
          <table:table-cell table:style-name="ce11" table:formula="of:=[.$B$4]*[.$A13]*(30*[.J$7])" office:value-type="float" office:value="2256.66" calcext:value-type="float">
            <text:p>$2,256.66</text:p>
          </table:table-cell>
          <table:table-cell table:style-name="ce11" table:formula="of:=[.$B$4]*[.$A13]*(30*[.K$7])" office:value-type="float" office:value="2507.4" calcext:value-type="float">
            <text:p>$2,507.40</text:p>
          </table:table-cell>
          <table:table-cell table:style-name="ce11" table:formula="of:=[.$B$4]*[.$A13]*(30*[.L$7])" office:value-type="float" office:value="2758.14" calcext:value-type="float">
            <text:p>$2,758.14</text:p>
          </table:table-cell>
          <table:table-cell table:style-name="ce11" table:formula="of:=[.$B$4]*[.$A13]*(30*[.M$7])" office:value-type="float" office:value="3008.88" calcext:value-type="float">
            <text:p>$3,008.88</text:p>
          </table:table-cell>
          <table:table-cell table:style-name="ce11" table:formula="of:=[.$B$4]*[.$A13]*(30*[.N$7])" office:value-type="float" office:value="3259.62" calcext:value-type="float">
            <text:p>$3,259.62</text:p>
          </table:table-cell>
          <table:table-cell table:style-name="ce11" table:formula="of:=[.$B$4]*[.$A13]*(30*[.O$7])" office:value-type="float" office:value="3510.36" calcext:value-type="float">
            <text:p>$3,510.36</text:p>
          </table:table-cell>
          <table:table-cell table:style-name="ce11" table:formula="of:=[.$B$4]*[.$A13]*(30*[.P$7])" office:value-type="float" office:value="3761.1" calcext:value-type="float">
            <text:p>$3,761.10</text:p>
          </table:table-cell>
          <table:table-cell table:style-name="ce11" table:formula="of:=[.$B$4]*[.$A13]*(30*[.Q$7])" office:value-type="float" office:value="4011.84" calcext:value-type="float">
            <text:p>$4,011.84</text:p>
          </table:table-cell>
          <table:table-cell table:style-name="ce11" table:formula="of:=[.$B$4]*[.$A13]*(30*[.R$7])" office:value-type="float" office:value="4262.58" calcext:value-type="float">
            <text:p>$4,262.58</text:p>
          </table:table-cell>
          <table:table-cell table:style-name="ce11" table:formula="of:=[.$B$4]*[.$A13]*(30*[.S$7])" office:value-type="float" office:value="4513.32" calcext:value-type="float">
            <text:p>$4,513.32</text:p>
          </table:table-cell>
          <table:table-cell table:style-name="ce1" table:number-columns-repeated="7"/>
          <table:table-cell table:number-columns-repeated="998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11" table:formula="of:=[.$B$4]*[.$A14]*(30*[.B$7])" office:value-type="float" office:value="292.53" calcext:value-type="float">
            <text:p>$292.53</text:p>
          </table:table-cell>
          <table:table-cell table:style-name="ce11" table:formula="of:=[.$B$4]*[.$A14]*(30*[.C$7])" office:value-type="float" office:value="585.06" calcext:value-type="float">
            <text:p>$585.06</text:p>
          </table:table-cell>
          <table:table-cell table:style-name="ce11" table:formula="of:=[.$B$4]*[.$A14]*(30*[.D$7])" office:value-type="float" office:value="877.59" calcext:value-type="float">
            <text:p>$877.59</text:p>
          </table:table-cell>
          <table:table-cell table:style-name="ce11" table:formula="of:=[.$B$4]*[.$A14]*(30*[.E$7])" office:value-type="float" office:value="1170.12" calcext:value-type="float">
            <text:p>$1,170.12</text:p>
          </table:table-cell>
          <table:table-cell table:style-name="ce11" table:formula="of:=[.$B$4]*[.$A14]*(30*[.F$7])" office:value-type="float" office:value="1462.65" calcext:value-type="float">
            <text:p>$1,462.65</text:p>
          </table:table-cell>
          <table:table-cell table:style-name="ce11" table:formula="of:=[.$B$4]*[.$A14]*(30*[.G$7])" office:value-type="float" office:value="1755.18" calcext:value-type="float">
            <text:p>$1,755.18</text:p>
          </table:table-cell>
          <table:table-cell table:style-name="ce11" table:formula="of:=[.$B$4]*[.$A14]*(30*[.H$7])" office:value-type="float" office:value="2047.71" calcext:value-type="float">
            <text:p>$2,047.71</text:p>
          </table:table-cell>
          <table:table-cell table:style-name="ce11" table:formula="of:=[.$B$4]*[.$A14]*(30*[.I$7])" office:value-type="float" office:value="2340.24" calcext:value-type="float">
            <text:p>$2,340.24</text:p>
          </table:table-cell>
          <table:table-cell table:style-name="ce11" table:formula="of:=[.$B$4]*[.$A14]*(30*[.J$7])" office:value-type="float" office:value="2632.77" calcext:value-type="float">
            <text:p>$2,632.77</text:p>
          </table:table-cell>
          <table:table-cell table:style-name="ce11" table:formula="of:=[.$B$4]*[.$A14]*(30*[.K$7])" office:value-type="float" office:value="2925.3" calcext:value-type="float">
            <text:p>$2,925.30</text:p>
          </table:table-cell>
          <table:table-cell table:style-name="ce11" table:formula="of:=[.$B$4]*[.$A14]*(30*[.L$7])" office:value-type="float" office:value="3217.83" calcext:value-type="float">
            <text:p>$3,217.83</text:p>
          </table:table-cell>
          <table:table-cell table:style-name="ce11" table:formula="of:=[.$B$4]*[.$A14]*(30*[.M$7])" office:value-type="float" office:value="3510.36" calcext:value-type="float">
            <text:p>$3,510.36</text:p>
          </table:table-cell>
          <table:table-cell table:style-name="ce11" table:formula="of:=[.$B$4]*[.$A14]*(30*[.N$7])" office:value-type="float" office:value="3802.89" calcext:value-type="float">
            <text:p>$3,802.89</text:p>
          </table:table-cell>
          <table:table-cell table:style-name="ce11" table:formula="of:=[.$B$4]*[.$A14]*(30*[.O$7])" office:value-type="float" office:value="4095.42" calcext:value-type="float">
            <text:p>$4,095.42</text:p>
          </table:table-cell>
          <table:table-cell table:style-name="ce11" table:formula="of:=[.$B$4]*[.$A14]*(30*[.P$7])" office:value-type="float" office:value="4387.95" calcext:value-type="float">
            <text:p>$4,387.95</text:p>
          </table:table-cell>
          <table:table-cell table:style-name="ce11" table:formula="of:=[.$B$4]*[.$A14]*(30*[.Q$7])" office:value-type="float" office:value="4680.48" calcext:value-type="float">
            <text:p>$4,680.48</text:p>
          </table:table-cell>
          <table:table-cell table:style-name="ce11" table:formula="of:=[.$B$4]*[.$A14]*(30*[.R$7])" office:value-type="float" office:value="4973.01" calcext:value-type="float">
            <text:p>$4,973.01</text:p>
          </table:table-cell>
          <table:table-cell table:style-name="ce11" table:formula="of:=[.$B$4]*[.$A14]*(30*[.S$7])" office:value-type="float" office:value="5265.54" calcext:value-type="float">
            <text:p>$5,265.54</text:p>
          </table:table-cell>
          <table:table-cell table:style-name="ce1" table:number-columns-repeated="7"/>
          <table:table-cell table:number-columns-repeated="998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1" table:formula="of:=[.$B$4]*[.$A15]*(30*[.B$7])" office:value-type="float" office:value="334.32" calcext:value-type="float">
            <text:p>$334.32</text:p>
          </table:table-cell>
          <table:table-cell table:style-name="ce11" table:formula="of:=[.$B$4]*[.$A15]*(30*[.C$7])" office:value-type="float" office:value="668.64" calcext:value-type="float">
            <text:p>$668.64</text:p>
          </table:table-cell>
          <table:table-cell table:style-name="ce11" table:formula="of:=[.$B$4]*[.$A15]*(30*[.D$7])" office:value-type="float" office:value="1002.96" calcext:value-type="float">
            <text:p>$1,002.96</text:p>
          </table:table-cell>
          <table:table-cell table:style-name="ce11" table:formula="of:=[.$B$4]*[.$A15]*(30*[.E$7])" office:value-type="float" office:value="1337.28" calcext:value-type="float">
            <text:p>$1,337.28</text:p>
          </table:table-cell>
          <table:table-cell table:style-name="ce11" table:formula="of:=[.$B$4]*[.$A15]*(30*[.F$7])" office:value-type="float" office:value="1671.6" calcext:value-type="float">
            <text:p>$1,671.60</text:p>
          </table:table-cell>
          <table:table-cell table:style-name="ce11" table:formula="of:=[.$B$4]*[.$A15]*(30*[.G$7])" office:value-type="float" office:value="2005.92" calcext:value-type="float">
            <text:p>$2,005.92</text:p>
          </table:table-cell>
          <table:table-cell table:style-name="ce11" table:formula="of:=[.$B$4]*[.$A15]*(30*[.H$7])" office:value-type="float" office:value="2340.24" calcext:value-type="float">
            <text:p>$2,340.24</text:p>
          </table:table-cell>
          <table:table-cell table:style-name="ce11" table:formula="of:=[.$B$4]*[.$A15]*(30*[.I$7])" office:value-type="float" office:value="2674.56" calcext:value-type="float">
            <text:p>$2,674.56</text:p>
          </table:table-cell>
          <table:table-cell table:style-name="ce11" table:formula="of:=[.$B$4]*[.$A15]*(30*[.J$7])" office:value-type="float" office:value="3008.88" calcext:value-type="float">
            <text:p>$3,008.88</text:p>
          </table:table-cell>
          <table:table-cell table:style-name="ce11" table:formula="of:=[.$B$4]*[.$A15]*(30*[.K$7])" office:value-type="float" office:value="3343.2" calcext:value-type="float">
            <text:p>$3,343.20</text:p>
          </table:table-cell>
          <table:table-cell table:style-name="ce11" table:formula="of:=[.$B$4]*[.$A15]*(30*[.L$7])" office:value-type="float" office:value="3677.52" calcext:value-type="float">
            <text:p>$3,677.52</text:p>
          </table:table-cell>
          <table:table-cell table:style-name="ce11" table:formula="of:=[.$B$4]*[.$A15]*(30*[.M$7])" office:value-type="float" office:value="4011.84" calcext:value-type="float">
            <text:p>$4,011.84</text:p>
          </table:table-cell>
          <table:table-cell table:style-name="ce11" table:formula="of:=[.$B$4]*[.$A15]*(30*[.N$7])" office:value-type="float" office:value="4346.16" calcext:value-type="float">
            <text:p>$4,346.16</text:p>
          </table:table-cell>
          <table:table-cell table:style-name="ce11" table:formula="of:=[.$B$4]*[.$A15]*(30*[.O$7])" office:value-type="float" office:value="4680.48" calcext:value-type="float">
            <text:p>$4,680.48</text:p>
          </table:table-cell>
          <table:table-cell table:style-name="ce11" table:formula="of:=[.$B$4]*[.$A15]*(30*[.P$7])" office:value-type="float" office:value="5014.8" calcext:value-type="float">
            <text:p>$5,014.80</text:p>
          </table:table-cell>
          <table:table-cell table:style-name="ce11" table:formula="of:=[.$B$4]*[.$A15]*(30*[.Q$7])" office:value-type="float" office:value="5349.12" calcext:value-type="float">
            <text:p>$5,349.12</text:p>
          </table:table-cell>
          <table:table-cell table:style-name="ce11" table:formula="of:=[.$B$4]*[.$A15]*(30*[.R$7])" office:value-type="float" office:value="5683.44" calcext:value-type="float">
            <text:p>$5,683.44</text:p>
          </table:table-cell>
          <table:table-cell table:style-name="ce11" table:formula="of:=[.$B$4]*[.$A15]*(30*[.S$7])" office:value-type="float" office:value="6017.76" calcext:value-type="float">
            <text:p>$6,017.76</text:p>
          </table:table-cell>
          <table:table-cell table:style-name="ce1" table:number-columns-repeated="7"/>
          <table:table-cell table:number-columns-repeated="998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1" table:formula="of:=[.$B$4]*[.$A16]*(30*[.B$7])" office:value-type="float" office:value="376.11" calcext:value-type="float">
            <text:p>$376.11</text:p>
          </table:table-cell>
          <table:table-cell table:style-name="ce11" table:formula="of:=[.$B$4]*[.$A16]*(30*[.C$7])" office:value-type="float" office:value="752.22" calcext:value-type="float">
            <text:p>$752.22</text:p>
          </table:table-cell>
          <table:table-cell table:style-name="ce11" table:formula="of:=[.$B$4]*[.$A16]*(30*[.D$7])" office:value-type="float" office:value="1128.33" calcext:value-type="float">
            <text:p>$1,128.33</text:p>
          </table:table-cell>
          <table:table-cell table:style-name="ce11" table:formula="of:=[.$B$4]*[.$A16]*(30*[.E$7])" office:value-type="float" office:value="1504.44" calcext:value-type="float">
            <text:p>$1,504.44</text:p>
          </table:table-cell>
          <table:table-cell table:style-name="ce11" table:formula="of:=[.$B$4]*[.$A16]*(30*[.F$7])" office:value-type="float" office:value="1880.55" calcext:value-type="float">
            <text:p>$1,880.55</text:p>
          </table:table-cell>
          <table:table-cell table:style-name="ce11" table:formula="of:=[.$B$4]*[.$A16]*(30*[.G$7])" office:value-type="float" office:value="2256.66" calcext:value-type="float">
            <text:p>$2,256.66</text:p>
          </table:table-cell>
          <table:table-cell table:style-name="ce11" table:formula="of:=[.$B$4]*[.$A16]*(30*[.H$7])" office:value-type="float" office:value="2632.77" calcext:value-type="float">
            <text:p>$2,632.77</text:p>
          </table:table-cell>
          <table:table-cell table:style-name="ce11" table:formula="of:=[.$B$4]*[.$A16]*(30*[.I$7])" office:value-type="float" office:value="3008.88" calcext:value-type="float">
            <text:p>$3,008.88</text:p>
          </table:table-cell>
          <table:table-cell table:style-name="ce11" table:formula="of:=[.$B$4]*[.$A16]*(30*[.J$7])" office:value-type="float" office:value="3384.99" calcext:value-type="float">
            <text:p>$3,384.99</text:p>
          </table:table-cell>
          <table:table-cell table:style-name="ce11" table:formula="of:=[.$B$4]*[.$A16]*(30*[.K$7])" office:value-type="float" office:value="3761.1" calcext:value-type="float">
            <text:p>$3,761.10</text:p>
          </table:table-cell>
          <table:table-cell table:style-name="ce11" table:formula="of:=[.$B$4]*[.$A16]*(30*[.L$7])" office:value-type="float" office:value="4137.21" calcext:value-type="float">
            <text:p>$4,137.21</text:p>
          </table:table-cell>
          <table:table-cell table:style-name="ce11" table:formula="of:=[.$B$4]*[.$A16]*(30*[.M$7])" office:value-type="float" office:value="4513.32" calcext:value-type="float">
            <text:p>$4,513.32</text:p>
          </table:table-cell>
          <table:table-cell table:style-name="ce11" table:formula="of:=[.$B$4]*[.$A16]*(30*[.N$7])" office:value-type="float" office:value="4889.43" calcext:value-type="float">
            <text:p>$4,889.43</text:p>
          </table:table-cell>
          <table:table-cell table:style-name="ce11" table:formula="of:=[.$B$4]*[.$A16]*(30*[.O$7])" office:value-type="float" office:value="5265.54" calcext:value-type="float">
            <text:p>$5,265.54</text:p>
          </table:table-cell>
          <table:table-cell table:style-name="ce11" table:formula="of:=[.$B$4]*[.$A16]*(30*[.P$7])" office:value-type="float" office:value="5641.65" calcext:value-type="float">
            <text:p>$5,641.65</text:p>
          </table:table-cell>
          <table:table-cell table:style-name="ce11" table:formula="of:=[.$B$4]*[.$A16]*(30*[.Q$7])" office:value-type="float" office:value="6017.76" calcext:value-type="float">
            <text:p>$6,017.76</text:p>
          </table:table-cell>
          <table:table-cell table:style-name="ce11" table:formula="of:=[.$B$4]*[.$A16]*(30*[.R$7])" office:value-type="float" office:value="6393.87" calcext:value-type="float">
            <text:p>$6,393.87</text:p>
          </table:table-cell>
          <table:table-cell table:style-name="ce11" table:formula="of:=[.$B$4]*[.$A16]*(30*[.S$7])" office:value-type="float" office:value="6769.98" calcext:value-type="float">
            <text:p>$6,769.98</text:p>
          </table:table-cell>
          <table:table-cell table:style-name="ce1" table:number-columns-repeated="7"/>
          <table:table-cell table:number-columns-repeated="998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1" table:formula="of:=[.$B$4]*[.$A17]*(30*[.B$7])" office:value-type="float" office:value="417.9" calcext:value-type="float">
            <text:p>$417.90</text:p>
          </table:table-cell>
          <table:table-cell table:style-name="ce11" table:formula="of:=[.$B$4]*[.$A17]*(30*[.C$7])" office:value-type="float" office:value="835.8" calcext:value-type="float">
            <text:p>$835.80</text:p>
          </table:table-cell>
          <table:table-cell table:style-name="ce11" table:formula="of:=[.$B$4]*[.$A17]*(30*[.D$7])" office:value-type="float" office:value="1253.7" calcext:value-type="float">
            <text:p>$1,253.70</text:p>
          </table:table-cell>
          <table:table-cell table:style-name="ce11" table:formula="of:=[.$B$4]*[.$A17]*(30*[.E$7])" office:value-type="float" office:value="1671.6" calcext:value-type="float">
            <text:p>$1,671.60</text:p>
          </table:table-cell>
          <table:table-cell table:style-name="ce11" table:formula="of:=[.$B$4]*[.$A17]*(30*[.F$7])" office:value-type="float" office:value="2089.5" calcext:value-type="float">
            <text:p>$2,089.50</text:p>
          </table:table-cell>
          <table:table-cell table:style-name="ce11" table:formula="of:=[.$B$4]*[.$A17]*(30*[.G$7])" office:value-type="float" office:value="2507.4" calcext:value-type="float">
            <text:p>$2,507.40</text:p>
          </table:table-cell>
          <table:table-cell table:style-name="ce11" table:formula="of:=[.$B$4]*[.$A17]*(30*[.H$7])" office:value-type="float" office:value="2925.3" calcext:value-type="float">
            <text:p>$2,925.30</text:p>
          </table:table-cell>
          <table:table-cell table:style-name="ce11" table:formula="of:=[.$B$4]*[.$A17]*(30*[.I$7])" office:value-type="float" office:value="3343.2" calcext:value-type="float">
            <text:p>$3,343.20</text:p>
          </table:table-cell>
          <table:table-cell table:style-name="ce11" table:formula="of:=[.$B$4]*[.$A17]*(30*[.J$7])" office:value-type="float" office:value="3761.1" calcext:value-type="float">
            <text:p>$3,761.10</text:p>
          </table:table-cell>
          <table:table-cell table:style-name="ce11" table:formula="of:=[.$B$4]*[.$A17]*(30*[.K$7])" office:value-type="float" office:value="4179" calcext:value-type="float">
            <text:p>$4,179.00</text:p>
          </table:table-cell>
          <table:table-cell table:style-name="ce11" table:formula="of:=[.$B$4]*[.$A17]*(30*[.L$7])" office:value-type="float" office:value="4596.9" calcext:value-type="float">
            <text:p>$4,596.90</text:p>
          </table:table-cell>
          <table:table-cell table:style-name="ce11" table:formula="of:=[.$B$4]*[.$A17]*(30*[.M$7])" office:value-type="float" office:value="5014.8" calcext:value-type="float">
            <text:p>$5,014.80</text:p>
          </table:table-cell>
          <table:table-cell table:style-name="ce11" table:formula="of:=[.$B$4]*[.$A17]*(30*[.N$7])" office:value-type="float" office:value="5432.7" calcext:value-type="float">
            <text:p>$5,432.70</text:p>
          </table:table-cell>
          <table:table-cell table:style-name="ce11" table:formula="of:=[.$B$4]*[.$A17]*(30*[.O$7])" office:value-type="float" office:value="5850.6" calcext:value-type="float">
            <text:p>$5,850.60</text:p>
          </table:table-cell>
          <table:table-cell table:style-name="ce11" table:formula="of:=[.$B$4]*[.$A17]*(30*[.P$7])" office:value-type="float" office:value="6268.5" calcext:value-type="float">
            <text:p>$6,268.50</text:p>
          </table:table-cell>
          <table:table-cell table:style-name="ce11" table:formula="of:=[.$B$4]*[.$A17]*(30*[.Q$7])" office:value-type="float" office:value="6686.4" calcext:value-type="float">
            <text:p>$6,686.40</text:p>
          </table:table-cell>
          <table:table-cell table:style-name="ce11" table:formula="of:=[.$B$4]*[.$A17]*(30*[.R$7])" office:value-type="float" office:value="7104.3" calcext:value-type="float">
            <text:p>$7,104.30</text:p>
          </table:table-cell>
          <table:table-cell table:style-name="ce11" table:formula="of:=[.$B$4]*[.$A17]*(30*[.S$7])" office:value-type="float" office:value="7522.2" calcext:value-type="float">
            <text:p>$7,522.20</text:p>
          </table:table-cell>
          <table:table-cell table:style-name="ce1" table:number-columns-repeated="7"/>
          <table:table-cell table:number-columns-repeated="998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1" table:formula="of:=[.$B$4]*[.$A18]*(30*[.B$7])" office:value-type="float" office:value="626.85" calcext:value-type="float">
            <text:p>$626.85</text:p>
          </table:table-cell>
          <table:table-cell table:style-name="ce11" table:formula="of:=[.$B$4]*[.$A18]*(30*[.C$7])" office:value-type="float" office:value="1253.7" calcext:value-type="float">
            <text:p>$1,253.70</text:p>
          </table:table-cell>
          <table:table-cell table:style-name="ce11" table:formula="of:=[.$B$4]*[.$A18]*(30*[.D$7])" office:value-type="float" office:value="1880.55" calcext:value-type="float">
            <text:p>$1,880.55</text:p>
          </table:table-cell>
          <table:table-cell table:style-name="ce11" table:formula="of:=[.$B$4]*[.$A18]*(30*[.E$7])" office:value-type="float" office:value="2507.4" calcext:value-type="float">
            <text:p>$2,507.40</text:p>
          </table:table-cell>
          <table:table-cell table:style-name="ce11" table:formula="of:=[.$B$4]*[.$A18]*(30*[.F$7])" office:value-type="float" office:value="3134.25" calcext:value-type="float">
            <text:p>$3,134.25</text:p>
          </table:table-cell>
          <table:table-cell table:style-name="ce11" table:formula="of:=[.$B$4]*[.$A18]*(30*[.G$7])" office:value-type="float" office:value="3761.1" calcext:value-type="float">
            <text:p>$3,761.10</text:p>
          </table:table-cell>
          <table:table-cell table:style-name="ce11" table:formula="of:=[.$B$4]*[.$A18]*(30*[.H$7])" office:value-type="float" office:value="4387.95" calcext:value-type="float">
            <text:p>$4,387.95</text:p>
          </table:table-cell>
          <table:table-cell table:style-name="ce11" table:formula="of:=[.$B$4]*[.$A18]*(30*[.I$7])" office:value-type="float" office:value="5014.8" calcext:value-type="float">
            <text:p>$5,014.80</text:p>
          </table:table-cell>
          <table:table-cell table:style-name="ce11" table:formula="of:=[.$B$4]*[.$A18]*(30*[.J$7])" office:value-type="float" office:value="5641.65" calcext:value-type="float">
            <text:p>$5,641.65</text:p>
          </table:table-cell>
          <table:table-cell table:style-name="ce11" table:formula="of:=[.$B$4]*[.$A18]*(30*[.K$7])" office:value-type="float" office:value="6268.5" calcext:value-type="float">
            <text:p>$6,268.50</text:p>
          </table:table-cell>
          <table:table-cell table:style-name="ce11" table:formula="of:=[.$B$4]*[.$A18]*(30*[.L$7])" office:value-type="float" office:value="6895.35" calcext:value-type="float">
            <text:p>$6,895.35</text:p>
          </table:table-cell>
          <table:table-cell table:style-name="ce11" table:formula="of:=[.$B$4]*[.$A18]*(30*[.M$7])" office:value-type="float" office:value="7522.2" calcext:value-type="float">
            <text:p>$7,522.20</text:p>
          </table:table-cell>
          <table:table-cell table:style-name="ce11" table:formula="of:=[.$B$4]*[.$A18]*(30*[.N$7])" office:value-type="float" office:value="8149.05" calcext:value-type="float">
            <text:p>$8,149.05</text:p>
          </table:table-cell>
          <table:table-cell table:style-name="ce11" table:formula="of:=[.$B$4]*[.$A18]*(30*[.O$7])" office:value-type="float" office:value="8775.9" calcext:value-type="float">
            <text:p>$8,775.90</text:p>
          </table:table-cell>
          <table:table-cell table:style-name="ce11" table:formula="of:=[.$B$4]*[.$A18]*(30*[.P$7])" office:value-type="float" office:value="9402.75" calcext:value-type="float">
            <text:p>$9,402.75</text:p>
          </table:table-cell>
          <table:table-cell table:style-name="ce11" table:formula="of:=[.$B$4]*[.$A18]*(30*[.Q$7])" office:value-type="float" office:value="10029.6" calcext:value-type="float">
            <text:p>$10,029.60</text:p>
          </table:table-cell>
          <table:table-cell table:style-name="ce11" table:formula="of:=[.$B$4]*[.$A18]*(30*[.R$7])" office:value-type="float" office:value="10656.45" calcext:value-type="float">
            <text:p>$10,656.45</text:p>
          </table:table-cell>
          <table:table-cell table:style-name="ce11" table:formula="of:=[.$B$4]*[.$A18]*(30*[.S$7])" office:value-type="float" office:value="11283.3" calcext:value-type="float">
            <text:p>$11,283.30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1" table:formula="of:=[.$B$4]*[.$A19]*(30*[.B$7])" office:value-type="float" office:value="835.8" calcext:value-type="float">
            <text:p>$835.80</text:p>
          </table:table-cell>
          <table:table-cell table:style-name="ce11" table:formula="of:=[.$B$4]*[.$A19]*(30*[.C$7])" office:value-type="float" office:value="1671.6" calcext:value-type="float">
            <text:p>$1,671.60</text:p>
          </table:table-cell>
          <table:table-cell table:style-name="ce11" table:formula="of:=[.$B$4]*[.$A19]*(30*[.D$7])" office:value-type="float" office:value="2507.4" calcext:value-type="float">
            <text:p>$2,507.40</text:p>
          </table:table-cell>
          <table:table-cell table:style-name="ce11" table:formula="of:=[.$B$4]*[.$A19]*(30*[.E$7])" office:value-type="float" office:value="3343.2" calcext:value-type="float">
            <text:p>$3,343.20</text:p>
          </table:table-cell>
          <table:table-cell table:style-name="ce11" table:formula="of:=[.$B$4]*[.$A19]*(30*[.F$7])" office:value-type="float" office:value="4179" calcext:value-type="float">
            <text:p>$4,179.00</text:p>
          </table:table-cell>
          <table:table-cell table:style-name="ce11" table:formula="of:=[.$B$4]*[.$A19]*(30*[.G$7])" office:value-type="float" office:value="5014.8" calcext:value-type="float">
            <text:p>$5,014.80</text:p>
          </table:table-cell>
          <table:table-cell table:style-name="ce11" table:formula="of:=[.$B$4]*[.$A19]*(30*[.H$7])" office:value-type="float" office:value="5850.6" calcext:value-type="float">
            <text:p>$5,850.60</text:p>
          </table:table-cell>
          <table:table-cell table:style-name="ce11" table:formula="of:=[.$B$4]*[.$A19]*(30*[.I$7])" office:value-type="float" office:value="6686.4" calcext:value-type="float">
            <text:p>$6,686.40</text:p>
          </table:table-cell>
          <table:table-cell table:style-name="ce11" table:formula="of:=[.$B$4]*[.$A19]*(30*[.J$7])" office:value-type="float" office:value="7522.2" calcext:value-type="float">
            <text:p>$7,522.20</text:p>
          </table:table-cell>
          <table:table-cell table:style-name="ce11" table:formula="of:=[.$B$4]*[.$A19]*(30*[.K$7])" office:value-type="float" office:value="8358" calcext:value-type="float">
            <text:p>$8,358.00</text:p>
          </table:table-cell>
          <table:table-cell table:style-name="ce11" table:formula="of:=[.$B$4]*[.$A19]*(30*[.L$7])" office:value-type="float" office:value="9193.8" calcext:value-type="float">
            <text:p>$9,193.80</text:p>
          </table:table-cell>
          <table:table-cell table:style-name="ce11" table:formula="of:=[.$B$4]*[.$A19]*(30*[.M$7])" office:value-type="float" office:value="10029.6" calcext:value-type="float">
            <text:p>$10,029.60</text:p>
          </table:table-cell>
          <table:table-cell table:style-name="ce11" table:formula="of:=[.$B$4]*[.$A19]*(30*[.N$7])" office:value-type="float" office:value="10865.4" calcext:value-type="float">
            <text:p>$10,865.40</text:p>
          </table:table-cell>
          <table:table-cell table:style-name="ce11" table:formula="of:=[.$B$4]*[.$A19]*(30*[.O$7])" office:value-type="float" office:value="11701.2" calcext:value-type="float">
            <text:p>$11,701.20</text:p>
          </table:table-cell>
          <table:table-cell table:style-name="ce11" table:formula="of:=[.$B$4]*[.$A19]*(30*[.P$7])" office:value-type="float" office:value="12537" calcext:value-type="float">
            <text:p>$12,537.00</text:p>
          </table:table-cell>
          <table:table-cell table:style-name="ce11" table:formula="of:=[.$B$4]*[.$A19]*(30*[.Q$7])" office:value-type="float" office:value="13372.8" calcext:value-type="float">
            <text:p>$13,372.80</text:p>
          </table:table-cell>
          <table:table-cell table:style-name="ce11" table:formula="of:=[.$B$4]*[.$A19]*(30*[.R$7])" office:value-type="float" office:value="14208.6" calcext:value-type="float">
            <text:p>$14,208.60</text:p>
          </table:table-cell>
          <table:table-cell table:style-name="ce11" table:formula="of:=[.$B$4]*[.$A19]*(30*[.S$7])" office:value-type="float" office:value="15044.4" calcext:value-type="float">
            <text:p>$15,044.40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1" table:formula="of:=[.$B$4]*[.$A20]*(30*[.B$7])" office:value-type="float" office:value="1044.75" calcext:value-type="float">
            <text:p>$1,044.75</text:p>
          </table:table-cell>
          <table:table-cell table:style-name="ce11" table:formula="of:=[.$B$4]*[.$A20]*(30*[.C$7])" office:value-type="float" office:value="2089.5" calcext:value-type="float">
            <text:p>$2,089.50</text:p>
          </table:table-cell>
          <table:table-cell table:style-name="ce11" table:formula="of:=[.$B$4]*[.$A20]*(30*[.D$7])" office:value-type="float" office:value="3134.25" calcext:value-type="float">
            <text:p>$3,134.25</text:p>
          </table:table-cell>
          <table:table-cell table:style-name="ce11" table:formula="of:=[.$B$4]*[.$A20]*(30*[.E$7])" office:value-type="float" office:value="4179" calcext:value-type="float">
            <text:p>$4,179.00</text:p>
          </table:table-cell>
          <table:table-cell table:style-name="ce11" table:formula="of:=[.$B$4]*[.$A20]*(30*[.F$7])" office:value-type="float" office:value="5223.75" calcext:value-type="float">
            <text:p>$5,223.75</text:p>
          </table:table-cell>
          <table:table-cell table:style-name="ce11" table:formula="of:=[.$B$4]*[.$A20]*(30*[.G$7])" office:value-type="float" office:value="6268.5" calcext:value-type="float">
            <text:p>$6,268.50</text:p>
          </table:table-cell>
          <table:table-cell table:style-name="ce11" table:formula="of:=[.$B$4]*[.$A20]*(30*[.H$7])" office:value-type="float" office:value="7313.25" calcext:value-type="float">
            <text:p>$7,313.25</text:p>
          </table:table-cell>
          <table:table-cell table:style-name="ce11" table:formula="of:=[.$B$4]*[.$A20]*(30*[.I$7])" office:value-type="float" office:value="8358" calcext:value-type="float">
            <text:p>$8,358.00</text:p>
          </table:table-cell>
          <table:table-cell table:style-name="ce11" table:formula="of:=[.$B$4]*[.$A20]*(30*[.J$7])" office:value-type="float" office:value="9402.75" calcext:value-type="float">
            <text:p>$9,402.75</text:p>
          </table:table-cell>
          <table:table-cell table:style-name="ce11" table:formula="of:=[.$B$4]*[.$A20]*(30*[.K$7])" office:value-type="float" office:value="10447.5" calcext:value-type="float">
            <text:p>$10,447.50</text:p>
          </table:table-cell>
          <table:table-cell table:style-name="ce11" table:formula="of:=[.$B$4]*[.$A20]*(30*[.L$7])" office:value-type="float" office:value="11492.25" calcext:value-type="float">
            <text:p>$11,492.25</text:p>
          </table:table-cell>
          <table:table-cell table:style-name="ce11" table:formula="of:=[.$B$4]*[.$A20]*(30*[.M$7])" office:value-type="float" office:value="12537" calcext:value-type="float">
            <text:p>$12,537.00</text:p>
          </table:table-cell>
          <table:table-cell table:style-name="ce11" table:formula="of:=[.$B$4]*[.$A20]*(30*[.N$7])" office:value-type="float" office:value="13581.75" calcext:value-type="float">
            <text:p>$13,581.75</text:p>
          </table:table-cell>
          <table:table-cell table:style-name="ce11" table:formula="of:=[.$B$4]*[.$A20]*(30*[.O$7])" office:value-type="float" office:value="14626.5" calcext:value-type="float">
            <text:p>$14,626.50</text:p>
          </table:table-cell>
          <table:table-cell table:style-name="ce11" table:formula="of:=[.$B$4]*[.$A20]*(30*[.P$7])" office:value-type="float" office:value="15671.25" calcext:value-type="float">
            <text:p>$15,671.25</text:p>
          </table:table-cell>
          <table:table-cell table:style-name="ce11" table:formula="of:=[.$B$4]*[.$A20]*(30*[.Q$7])" office:value-type="float" office:value="16716" calcext:value-type="float">
            <text:p>$16,716.00</text:p>
          </table:table-cell>
          <table:table-cell table:style-name="ce11" table:formula="of:=[.$B$4]*[.$A20]*(30*[.R$7])" office:value-type="float" office:value="17760.75" calcext:value-type="float">
            <text:p>$17,760.75</text:p>
          </table:table-cell>
          <table:table-cell table:style-name="ce11" table:formula="of:=[.$B$4]*[.$A20]*(30*[.S$7])" office:value-type="float" office:value="18805.5" calcext:value-type="float">
            <text:p>$18,805.50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1" table:formula="of:=[.$B$4]*[.$A21]*(30*[.B$7])" office:value-type="float" office:value="1253.7" calcext:value-type="float">
            <text:p>$1,253.70</text:p>
          </table:table-cell>
          <table:table-cell table:style-name="ce11" table:formula="of:=[.$B$4]*[.$A21]*(30*[.C$7])" office:value-type="float" office:value="2507.4" calcext:value-type="float">
            <text:p>$2,507.40</text:p>
          </table:table-cell>
          <table:table-cell table:style-name="ce11" table:formula="of:=[.$B$4]*[.$A21]*(30*[.D$7])" office:value-type="float" office:value="3761.1" calcext:value-type="float">
            <text:p>$3,761.10</text:p>
          </table:table-cell>
          <table:table-cell table:style-name="ce11" table:formula="of:=[.$B$4]*[.$A21]*(30*[.E$7])" office:value-type="float" office:value="5014.8" calcext:value-type="float">
            <text:p>$5,014.80</text:p>
          </table:table-cell>
          <table:table-cell table:style-name="ce11" table:formula="of:=[.$B$4]*[.$A21]*(30*[.F$7])" office:value-type="float" office:value="6268.5" calcext:value-type="float">
            <text:p>$6,268.50</text:p>
          </table:table-cell>
          <table:table-cell table:style-name="ce11" table:formula="of:=[.$B$4]*[.$A21]*(30*[.G$7])" office:value-type="float" office:value="7522.2" calcext:value-type="float">
            <text:p>$7,522.20</text:p>
          </table:table-cell>
          <table:table-cell table:style-name="ce11" table:formula="of:=[.$B$4]*[.$A21]*(30*[.H$7])" office:value-type="float" office:value="8775.9" calcext:value-type="float">
            <text:p>$8,775.90</text:p>
          </table:table-cell>
          <table:table-cell table:style-name="ce11" table:formula="of:=[.$B$4]*[.$A21]*(30*[.I$7])" office:value-type="float" office:value="10029.6" calcext:value-type="float">
            <text:p>$10,029.60</text:p>
          </table:table-cell>
          <table:table-cell table:style-name="ce11" table:formula="of:=[.$B$4]*[.$A21]*(30*[.J$7])" office:value-type="float" office:value="11283.3" calcext:value-type="float">
            <text:p>$11,283.30</text:p>
          </table:table-cell>
          <table:table-cell table:style-name="ce11" table:formula="of:=[.$B$4]*[.$A21]*(30*[.K$7])" office:value-type="float" office:value="12537" calcext:value-type="float">
            <text:p>$12,537.00</text:p>
          </table:table-cell>
          <table:table-cell table:style-name="ce11" table:formula="of:=[.$B$4]*[.$A21]*(30*[.L$7])" office:value-type="float" office:value="13790.7" calcext:value-type="float">
            <text:p>$13,790.70</text:p>
          </table:table-cell>
          <table:table-cell table:style-name="ce11" table:formula="of:=[.$B$4]*[.$A21]*(30*[.M$7])" office:value-type="float" office:value="15044.4" calcext:value-type="float">
            <text:p>$15,044.40</text:p>
          </table:table-cell>
          <table:table-cell table:style-name="ce11" table:formula="of:=[.$B$4]*[.$A21]*(30*[.N$7])" office:value-type="float" office:value="16298.1" calcext:value-type="float">
            <text:p>$16,298.10</text:p>
          </table:table-cell>
          <table:table-cell table:style-name="ce11" table:formula="of:=[.$B$4]*[.$A21]*(30*[.O$7])" office:value-type="float" office:value="17551.8" calcext:value-type="float">
            <text:p>$17,551.80</text:p>
          </table:table-cell>
          <table:table-cell table:style-name="ce11" table:formula="of:=[.$B$4]*[.$A21]*(30*[.P$7])" office:value-type="float" office:value="18805.5" calcext:value-type="float">
            <text:p>$18,805.50</text:p>
          </table:table-cell>
          <table:table-cell table:style-name="ce11" table:formula="of:=[.$B$4]*[.$A21]*(30*[.Q$7])" office:value-type="float" office:value="20059.2" calcext:value-type="float">
            <text:p>$20,059.20</text:p>
          </table:table-cell>
          <table:table-cell table:style-name="ce11" table:formula="of:=[.$B$4]*[.$A21]*(30*[.R$7])" office:value-type="float" office:value="21312.9" calcext:value-type="float">
            <text:p>$21,312.90</text:p>
          </table:table-cell>
          <table:table-cell table:style-name="ce11" table:formula="of:=[.$B$4]*[.$A21]*(30*[.S$7])" office:value-type="float" office:value="22566.6" calcext:value-type="float">
            <text:p>$22,566.60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1" table:formula="of:=[.$B$4]*[.$A22]*(30*[.B$7])" office:value-type="float" office:value="1462.65" calcext:value-type="float">
            <text:p>$1,462.65</text:p>
          </table:table-cell>
          <table:table-cell table:style-name="ce11" table:formula="of:=[.$B$4]*[.$A22]*(30*[.C$7])" office:value-type="float" office:value="2925.3" calcext:value-type="float">
            <text:p>$2,925.30</text:p>
          </table:table-cell>
          <table:table-cell table:style-name="ce11" table:formula="of:=[.$B$4]*[.$A22]*(30*[.D$7])" office:value-type="float" office:value="4387.95" calcext:value-type="float">
            <text:p>$4,387.95</text:p>
          </table:table-cell>
          <table:table-cell table:style-name="ce11" table:formula="of:=[.$B$4]*[.$A22]*(30*[.E$7])" office:value-type="float" office:value="5850.6" calcext:value-type="float">
            <text:p>$5,850.60</text:p>
          </table:table-cell>
          <table:table-cell table:style-name="ce11" table:formula="of:=[.$B$4]*[.$A22]*(30*[.F$7])" office:value-type="float" office:value="7313.25" calcext:value-type="float">
            <text:p>$7,313.25</text:p>
          </table:table-cell>
          <table:table-cell table:style-name="ce11" table:formula="of:=[.$B$4]*[.$A22]*(30*[.G$7])" office:value-type="float" office:value="8775.9" calcext:value-type="float">
            <text:p>$8,775.90</text:p>
          </table:table-cell>
          <table:table-cell table:style-name="ce11" table:formula="of:=[.$B$4]*[.$A22]*(30*[.H$7])" office:value-type="float" office:value="10238.55" calcext:value-type="float">
            <text:p>$10,238.55</text:p>
          </table:table-cell>
          <table:table-cell table:style-name="ce11" table:formula="of:=[.$B$4]*[.$A22]*(30*[.I$7])" office:value-type="float" office:value="11701.2" calcext:value-type="float">
            <text:p>$11,701.20</text:p>
          </table:table-cell>
          <table:table-cell table:style-name="ce11" table:formula="of:=[.$B$4]*[.$A22]*(30*[.J$7])" office:value-type="float" office:value="13163.85" calcext:value-type="float">
            <text:p>$13,163.85</text:p>
          </table:table-cell>
          <table:table-cell table:style-name="ce11" table:formula="of:=[.$B$4]*[.$A22]*(30*[.K$7])" office:value-type="float" office:value="14626.5" calcext:value-type="float">
            <text:p>$14,626.50</text:p>
          </table:table-cell>
          <table:table-cell table:style-name="ce11" table:formula="of:=[.$B$4]*[.$A22]*(30*[.L$7])" office:value-type="float" office:value="16089.15" calcext:value-type="float">
            <text:p>$16,089.15</text:p>
          </table:table-cell>
          <table:table-cell table:style-name="ce11" table:formula="of:=[.$B$4]*[.$A22]*(30*[.M$7])" office:value-type="float" office:value="17551.8" calcext:value-type="float">
            <text:p>$17,551.80</text:p>
          </table:table-cell>
          <table:table-cell table:style-name="ce11" table:formula="of:=[.$B$4]*[.$A22]*(30*[.N$7])" office:value-type="float" office:value="19014.45" calcext:value-type="float">
            <text:p>$19,014.45</text:p>
          </table:table-cell>
          <table:table-cell table:style-name="ce11" table:formula="of:=[.$B$4]*[.$A22]*(30*[.O$7])" office:value-type="float" office:value="20477.1" calcext:value-type="float">
            <text:p>$20,477.10</text:p>
          </table:table-cell>
          <table:table-cell table:style-name="ce11" table:formula="of:=[.$B$4]*[.$A22]*(30*[.P$7])" office:value-type="float" office:value="21939.75" calcext:value-type="float">
            <text:p>$21,939.75</text:p>
          </table:table-cell>
          <table:table-cell table:style-name="ce11" table:formula="of:=[.$B$4]*[.$A22]*(30*[.Q$7])" office:value-type="float" office:value="23402.4" calcext:value-type="float">
            <text:p>$23,402.40</text:p>
          </table:table-cell>
          <table:table-cell table:style-name="ce11" table:formula="of:=[.$B$4]*[.$A22]*(30*[.R$7])" office:value-type="float" office:value="24865.05" calcext:value-type="float">
            <text:p>$24,865.05</text:p>
          </table:table-cell>
          <table:table-cell table:style-name="ce11" table:formula="of:=[.$B$4]*[.$A22]*(30*[.S$7])" office:value-type="float" office:value="26327.7" calcext:value-type="float">
            <text:p>$26,327.70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1" table:formula="of:=[.$B$4]*[.$A23]*(30*[.B$7])" office:value-type="float" office:value="1671.6" calcext:value-type="float">
            <text:p>$1,671.60</text:p>
          </table:table-cell>
          <table:table-cell table:style-name="ce11" table:formula="of:=[.$B$4]*[.$A23]*(30*[.C$7])" office:value-type="float" office:value="3343.2" calcext:value-type="float">
            <text:p>$3,343.20</text:p>
          </table:table-cell>
          <table:table-cell table:style-name="ce11" table:formula="of:=[.$B$4]*[.$A23]*(30*[.D$7])" office:value-type="float" office:value="5014.8" calcext:value-type="float">
            <text:p>$5,014.80</text:p>
          </table:table-cell>
          <table:table-cell table:style-name="ce11" table:formula="of:=[.$B$4]*[.$A23]*(30*[.E$7])" office:value-type="float" office:value="6686.4" calcext:value-type="float">
            <text:p>$6,686.40</text:p>
          </table:table-cell>
          <table:table-cell table:style-name="ce11" table:formula="of:=[.$B$4]*[.$A23]*(30*[.F$7])" office:value-type="float" office:value="8358" calcext:value-type="float">
            <text:p>$8,358.00</text:p>
          </table:table-cell>
          <table:table-cell table:style-name="ce11" table:formula="of:=[.$B$4]*[.$A23]*(30*[.G$7])" office:value-type="float" office:value="10029.6" calcext:value-type="float">
            <text:p>$10,029.60</text:p>
          </table:table-cell>
          <table:table-cell table:style-name="ce11" table:formula="of:=[.$B$4]*[.$A23]*(30*[.H$7])" office:value-type="float" office:value="11701.2" calcext:value-type="float">
            <text:p>$11,701.20</text:p>
          </table:table-cell>
          <table:table-cell table:style-name="ce11" table:formula="of:=[.$B$4]*[.$A23]*(30*[.I$7])" office:value-type="float" office:value="13372.8" calcext:value-type="float">
            <text:p>$13,372.80</text:p>
          </table:table-cell>
          <table:table-cell table:style-name="ce11" table:formula="of:=[.$B$4]*[.$A23]*(30*[.J$7])" office:value-type="float" office:value="15044.4" calcext:value-type="float">
            <text:p>$15,044.40</text:p>
          </table:table-cell>
          <table:table-cell table:style-name="ce11" table:formula="of:=[.$B$4]*[.$A23]*(30*[.K$7])" office:value-type="float" office:value="16716" calcext:value-type="float">
            <text:p>$16,716.00</text:p>
          </table:table-cell>
          <table:table-cell table:style-name="ce11" table:formula="of:=[.$B$4]*[.$A23]*(30*[.L$7])" office:value-type="float" office:value="18387.6" calcext:value-type="float">
            <text:p>$18,387.60</text:p>
          </table:table-cell>
          <table:table-cell table:style-name="ce11" table:formula="of:=[.$B$4]*[.$A23]*(30*[.M$7])" office:value-type="float" office:value="20059.2" calcext:value-type="float">
            <text:p>$20,059.20</text:p>
          </table:table-cell>
          <table:table-cell table:style-name="ce11" table:formula="of:=[.$B$4]*[.$A23]*(30*[.N$7])" office:value-type="float" office:value="21730.8" calcext:value-type="float">
            <text:p>$21,730.80</text:p>
          </table:table-cell>
          <table:table-cell table:style-name="ce11" table:formula="of:=[.$B$4]*[.$A23]*(30*[.O$7])" office:value-type="float" office:value="23402.4" calcext:value-type="float">
            <text:p>$23,402.40</text:p>
          </table:table-cell>
          <table:table-cell table:style-name="ce11" table:formula="of:=[.$B$4]*[.$A23]*(30*[.P$7])" office:value-type="float" office:value="25074" calcext:value-type="float">
            <text:p>$25,074.00</text:p>
          </table:table-cell>
          <table:table-cell table:style-name="ce11" table:formula="of:=[.$B$4]*[.$A23]*(30*[.Q$7])" office:value-type="float" office:value="26745.6" calcext:value-type="float">
            <text:p>$26,745.60</text:p>
          </table:table-cell>
          <table:table-cell table:style-name="ce11" table:formula="of:=[.$B$4]*[.$A23]*(30*[.R$7])" office:value-type="float" office:value="28417.2" calcext:value-type="float">
            <text:p>$28,417.20</text:p>
          </table:table-cell>
          <table:table-cell table:style-name="ce11" table:formula="of:=[.$B$4]*[.$A23]*(30*[.S$7])" office:value-type="float" office:value="30088.8" calcext:value-type="float">
            <text:p>$30,088.80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11" table:formula="of:=[.$B$4]*[.$A24]*(30*[.B$7])" office:value-type="float" office:value="1880.55" calcext:value-type="float">
            <text:p>$1,880.55</text:p>
          </table:table-cell>
          <table:table-cell table:style-name="ce11" table:formula="of:=[.$B$4]*[.$A24]*(30*[.C$7])" office:value-type="float" office:value="3761.1" calcext:value-type="float">
            <text:p>$3,761.10</text:p>
          </table:table-cell>
          <table:table-cell table:style-name="ce11" table:formula="of:=[.$B$4]*[.$A24]*(30*[.D$7])" office:value-type="float" office:value="5641.65" calcext:value-type="float">
            <text:p>$5,641.65</text:p>
          </table:table-cell>
          <table:table-cell table:style-name="ce11" table:formula="of:=[.$B$4]*[.$A24]*(30*[.E$7])" office:value-type="float" office:value="7522.2" calcext:value-type="float">
            <text:p>$7,522.20</text:p>
          </table:table-cell>
          <table:table-cell table:style-name="ce11" table:formula="of:=[.$B$4]*[.$A24]*(30*[.F$7])" office:value-type="float" office:value="9402.75" calcext:value-type="float">
            <text:p>$9,402.75</text:p>
          </table:table-cell>
          <table:table-cell table:style-name="ce11" table:formula="of:=[.$B$4]*[.$A24]*(30*[.G$7])" office:value-type="float" office:value="11283.3" calcext:value-type="float">
            <text:p>$11,283.30</text:p>
          </table:table-cell>
          <table:table-cell table:style-name="ce11" table:formula="of:=[.$B$4]*[.$A24]*(30*[.H$7])" office:value-type="float" office:value="13163.85" calcext:value-type="float">
            <text:p>$13,163.85</text:p>
          </table:table-cell>
          <table:table-cell table:style-name="ce11" table:formula="of:=[.$B$4]*[.$A24]*(30*[.I$7])" office:value-type="float" office:value="15044.4" calcext:value-type="float">
            <text:p>$15,044.40</text:p>
          </table:table-cell>
          <table:table-cell table:style-name="ce11" table:formula="of:=[.$B$4]*[.$A24]*(30*[.J$7])" office:value-type="float" office:value="16924.95" calcext:value-type="float">
            <text:p>$16,924.95</text:p>
          </table:table-cell>
          <table:table-cell table:style-name="ce11" table:formula="of:=[.$B$4]*[.$A24]*(30*[.K$7])" office:value-type="float" office:value="18805.5" calcext:value-type="float">
            <text:p>$18,805.50</text:p>
          </table:table-cell>
          <table:table-cell table:style-name="ce11" table:formula="of:=[.$B$4]*[.$A24]*(30*[.L$7])" office:value-type="float" office:value="20686.05" calcext:value-type="float">
            <text:p>$20,686.05</text:p>
          </table:table-cell>
          <table:table-cell table:style-name="ce11" table:formula="of:=[.$B$4]*[.$A24]*(30*[.M$7])" office:value-type="float" office:value="22566.6" calcext:value-type="float">
            <text:p>$22,566.60</text:p>
          </table:table-cell>
          <table:table-cell table:style-name="ce11" table:formula="of:=[.$B$4]*[.$A24]*(30*[.N$7])" office:value-type="float" office:value="24447.15" calcext:value-type="float">
            <text:p>$24,447.15</text:p>
          </table:table-cell>
          <table:table-cell table:style-name="ce11" table:formula="of:=[.$B$4]*[.$A24]*(30*[.O$7])" office:value-type="float" office:value="26327.7" calcext:value-type="float">
            <text:p>$26,327.70</text:p>
          </table:table-cell>
          <table:table-cell table:style-name="ce11" table:formula="of:=[.$B$4]*[.$A24]*(30*[.P$7])" office:value-type="float" office:value="28208.25" calcext:value-type="float">
            <text:p>$28,208.25</text:p>
          </table:table-cell>
          <table:table-cell table:style-name="ce11" table:formula="of:=[.$B$4]*[.$A24]*(30*[.Q$7])" office:value-type="float" office:value="30088.8" calcext:value-type="float">
            <text:p>$30,088.80</text:p>
          </table:table-cell>
          <table:table-cell table:style-name="ce11" table:formula="of:=[.$B$4]*[.$A24]*(30*[.R$7])" office:value-type="float" office:value="31969.35" calcext:value-type="float">
            <text:p>$31,969.35</text:p>
          </table:table-cell>
          <table:table-cell table:style-name="ce11" table:formula="of:=[.$B$4]*[.$A24]*(30*[.S$7])" office:value-type="float" office:value="33849.9" calcext:value-type="float">
            <text:p>$33,849.90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1" table:formula="of:=[.$B$4]*[.$A25]*(30*[.B$7])" office:value-type="float" office:value="2089.5" calcext:value-type="float">
            <text:p>$2,089.50</text:p>
          </table:table-cell>
          <table:table-cell table:style-name="ce11" table:formula="of:=[.$B$4]*[.$A25]*(30*[.C$7])" office:value-type="float" office:value="4179" calcext:value-type="float">
            <text:p>$4,179.00</text:p>
          </table:table-cell>
          <table:table-cell table:style-name="ce11" table:formula="of:=[.$B$4]*[.$A25]*(30*[.D$7])" office:value-type="float" office:value="6268.5" calcext:value-type="float">
            <text:p>$6,268.50</text:p>
          </table:table-cell>
          <table:table-cell table:style-name="ce11" table:formula="of:=[.$B$4]*[.$A25]*(30*[.E$7])" office:value-type="float" office:value="8358" calcext:value-type="float">
            <text:p>$8,358.00</text:p>
          </table:table-cell>
          <table:table-cell table:style-name="ce11" table:formula="of:=[.$B$4]*[.$A25]*(30*[.F$7])" office:value-type="float" office:value="10447.5" calcext:value-type="float">
            <text:p>$10,447.50</text:p>
          </table:table-cell>
          <table:table-cell table:style-name="ce11" table:formula="of:=[.$B$4]*[.$A25]*(30*[.G$7])" office:value-type="float" office:value="12537" calcext:value-type="float">
            <text:p>$12,537.00</text:p>
          </table:table-cell>
          <table:table-cell table:style-name="ce11" table:formula="of:=[.$B$4]*[.$A25]*(30*[.H$7])" office:value-type="float" office:value="14626.5" calcext:value-type="float">
            <text:p>$14,626.50</text:p>
          </table:table-cell>
          <table:table-cell table:style-name="ce11" table:formula="of:=[.$B$4]*[.$A25]*(30*[.I$7])" office:value-type="float" office:value="16716" calcext:value-type="float">
            <text:p>$16,716.00</text:p>
          </table:table-cell>
          <table:table-cell table:style-name="ce11" table:formula="of:=[.$B$4]*[.$A25]*(30*[.J$7])" office:value-type="float" office:value="18805.5" calcext:value-type="float">
            <text:p>$18,805.50</text:p>
          </table:table-cell>
          <table:table-cell table:style-name="ce11" table:formula="of:=[.$B$4]*[.$A25]*(30*[.K$7])" office:value-type="float" office:value="20895" calcext:value-type="float">
            <text:p>$20,895.00</text:p>
          </table:table-cell>
          <table:table-cell table:style-name="ce11" table:formula="of:=[.$B$4]*[.$A25]*(30*[.L$7])" office:value-type="float" office:value="22984.5" calcext:value-type="float">
            <text:p>$22,984.50</text:p>
          </table:table-cell>
          <table:table-cell table:style-name="ce11" table:formula="of:=[.$B$4]*[.$A25]*(30*[.M$7])" office:value-type="float" office:value="25074" calcext:value-type="float">
            <text:p>$25,074.00</text:p>
          </table:table-cell>
          <table:table-cell table:style-name="ce11" table:formula="of:=[.$B$4]*[.$A25]*(30*[.N$7])" office:value-type="float" office:value="27163.5" calcext:value-type="float">
            <text:p>$27,163.50</text:p>
          </table:table-cell>
          <table:table-cell table:style-name="ce11" table:formula="of:=[.$B$4]*[.$A25]*(30*[.O$7])" office:value-type="float" office:value="29253" calcext:value-type="float">
            <text:p>$29,253.00</text:p>
          </table:table-cell>
          <table:table-cell table:style-name="ce11" table:formula="of:=[.$B$4]*[.$A25]*(30*[.P$7])" office:value-type="float" office:value="31342.5" calcext:value-type="float">
            <text:p>$31,342.50</text:p>
          </table:table-cell>
          <table:table-cell table:style-name="ce11" table:formula="of:=[.$B$4]*[.$A25]*(30*[.Q$7])" office:value-type="float" office:value="33432" calcext:value-type="float">
            <text:p>$33,432.00</text:p>
          </table:table-cell>
          <table:table-cell table:style-name="ce11" table:formula="of:=[.$B$4]*[.$A25]*(30*[.R$7])" office:value-type="float" office:value="35521.5" calcext:value-type="float">
            <text:p>$35,521.50</text:p>
          </table:table-cell>
          <table:table-cell table:style-name="ce11" table:formula="of:=[.$B$4]*[.$A25]*(30*[.S$7])" office:value-type="float" office:value="37611" calcext:value-type="float">
            <text:p>$37,611.00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11" table:formula="of:=[.$B$4]*[.$A26]*(30*[.B$7])" office:value-type="float" office:value="2298.45" calcext:value-type="float">
            <text:p>$2,298.45</text:p>
          </table:table-cell>
          <table:table-cell table:style-name="ce11" table:formula="of:=[.$B$4]*[.$A26]*(30*[.C$7])" office:value-type="float" office:value="4596.9" calcext:value-type="float">
            <text:p>$4,596.90</text:p>
          </table:table-cell>
          <table:table-cell table:style-name="ce11" table:formula="of:=[.$B$4]*[.$A26]*(30*[.D$7])" office:value-type="float" office:value="6895.35" calcext:value-type="float">
            <text:p>$6,895.35</text:p>
          </table:table-cell>
          <table:table-cell table:style-name="ce11" table:formula="of:=[.$B$4]*[.$A26]*(30*[.E$7])" office:value-type="float" office:value="9193.8" calcext:value-type="float">
            <text:p>$9,193.80</text:p>
          </table:table-cell>
          <table:table-cell table:style-name="ce11" table:formula="of:=[.$B$4]*[.$A26]*(30*[.F$7])" office:value-type="float" office:value="11492.25" calcext:value-type="float">
            <text:p>$11,492.25</text:p>
          </table:table-cell>
          <table:table-cell table:style-name="ce11" table:formula="of:=[.$B$4]*[.$A26]*(30*[.G$7])" office:value-type="float" office:value="13790.7" calcext:value-type="float">
            <text:p>$13,790.70</text:p>
          </table:table-cell>
          <table:table-cell table:style-name="ce11" table:formula="of:=[.$B$4]*[.$A26]*(30*[.H$7])" office:value-type="float" office:value="16089.15" calcext:value-type="float">
            <text:p>$16,089.15</text:p>
          </table:table-cell>
          <table:table-cell table:style-name="ce11" table:formula="of:=[.$B$4]*[.$A26]*(30*[.I$7])" office:value-type="float" office:value="18387.6" calcext:value-type="float">
            <text:p>$18,387.60</text:p>
          </table:table-cell>
          <table:table-cell table:style-name="ce11" table:formula="of:=[.$B$4]*[.$A26]*(30*[.J$7])" office:value-type="float" office:value="20686.05" calcext:value-type="float">
            <text:p>$20,686.05</text:p>
          </table:table-cell>
          <table:table-cell table:style-name="ce11" table:formula="of:=[.$B$4]*[.$A26]*(30*[.K$7])" office:value-type="float" office:value="22984.5" calcext:value-type="float">
            <text:p>$22,984.50</text:p>
          </table:table-cell>
          <table:table-cell table:style-name="ce11" table:formula="of:=[.$B$4]*[.$A26]*(30*[.L$7])" office:value-type="float" office:value="25282.95" calcext:value-type="float">
            <text:p>$25,282.95</text:p>
          </table:table-cell>
          <table:table-cell table:style-name="ce11" table:formula="of:=[.$B$4]*[.$A26]*(30*[.M$7])" office:value-type="float" office:value="27581.4" calcext:value-type="float">
            <text:p>$27,581.40</text:p>
          </table:table-cell>
          <table:table-cell table:style-name="ce11" table:formula="of:=[.$B$4]*[.$A26]*(30*[.N$7])" office:value-type="float" office:value="29879.85" calcext:value-type="float">
            <text:p>$29,879.85</text:p>
          </table:table-cell>
          <table:table-cell table:style-name="ce11" table:formula="of:=[.$B$4]*[.$A26]*(30*[.O$7])" office:value-type="float" office:value="32178.3" calcext:value-type="float">
            <text:p>$32,178.30</text:p>
          </table:table-cell>
          <table:table-cell table:style-name="ce11" table:formula="of:=[.$B$4]*[.$A26]*(30*[.P$7])" office:value-type="float" office:value="34476.75" calcext:value-type="float">
            <text:p>$34,476.75</text:p>
          </table:table-cell>
          <table:table-cell table:style-name="ce11" table:formula="of:=[.$B$4]*[.$A26]*(30*[.Q$7])" office:value-type="float" office:value="36775.2" calcext:value-type="float">
            <text:p>$36,775.20</text:p>
          </table:table-cell>
          <table:table-cell table:style-name="ce11" table:formula="of:=[.$B$4]*[.$A26]*(30*[.R$7])" office:value-type="float" office:value="39073.65" calcext:value-type="float">
            <text:p>$39,073.65</text:p>
          </table:table-cell>
          <table:table-cell table:style-name="ce11" table:formula="of:=[.$B$4]*[.$A26]*(30*[.S$7])" office:value-type="float" office:value="41372.1" calcext:value-type="float">
            <text:p>$41,372.10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1" table:formula="of:=[.$B$4]*[.$A27]*(30*[.B$7])" office:value-type="float" office:value="2507.4" calcext:value-type="float">
            <text:p>$2,507.40</text:p>
          </table:table-cell>
          <table:table-cell table:style-name="ce11" table:formula="of:=[.$B$4]*[.$A27]*(30*[.C$7])" office:value-type="float" office:value="5014.8" calcext:value-type="float">
            <text:p>$5,014.80</text:p>
          </table:table-cell>
          <table:table-cell table:style-name="ce11" table:formula="of:=[.$B$4]*[.$A27]*(30*[.D$7])" office:value-type="float" office:value="7522.2" calcext:value-type="float">
            <text:p>$7,522.20</text:p>
          </table:table-cell>
          <table:table-cell table:style-name="ce11" table:formula="of:=[.$B$4]*[.$A27]*(30*[.E$7])" office:value-type="float" office:value="10029.6" calcext:value-type="float">
            <text:p>$10,029.60</text:p>
          </table:table-cell>
          <table:table-cell table:style-name="ce11" table:formula="of:=[.$B$4]*[.$A27]*(30*[.F$7])" office:value-type="float" office:value="12537" calcext:value-type="float">
            <text:p>$12,537.00</text:p>
          </table:table-cell>
          <table:table-cell table:style-name="ce11" table:formula="of:=[.$B$4]*[.$A27]*(30*[.G$7])" office:value-type="float" office:value="15044.4" calcext:value-type="float">
            <text:p>$15,044.40</text:p>
          </table:table-cell>
          <table:table-cell table:style-name="ce11" table:formula="of:=[.$B$4]*[.$A27]*(30*[.H$7])" office:value-type="float" office:value="17551.8" calcext:value-type="float">
            <text:p>$17,551.80</text:p>
          </table:table-cell>
          <table:table-cell table:style-name="ce11" table:formula="of:=[.$B$4]*[.$A27]*(30*[.I$7])" office:value-type="float" office:value="20059.2" calcext:value-type="float">
            <text:p>$20,059.20</text:p>
          </table:table-cell>
          <table:table-cell table:style-name="ce11" table:formula="of:=[.$B$4]*[.$A27]*(30*[.J$7])" office:value-type="float" office:value="22566.6" calcext:value-type="float">
            <text:p>$22,566.60</text:p>
          </table:table-cell>
          <table:table-cell table:style-name="ce11" table:formula="of:=[.$B$4]*[.$A27]*(30*[.K$7])" office:value-type="float" office:value="25074" calcext:value-type="float">
            <text:p>$25,074.00</text:p>
          </table:table-cell>
          <table:table-cell table:style-name="ce11" table:formula="of:=[.$B$4]*[.$A27]*(30*[.L$7])" office:value-type="float" office:value="27581.4" calcext:value-type="float">
            <text:p>$27,581.40</text:p>
          </table:table-cell>
          <table:table-cell table:style-name="ce11" table:formula="of:=[.$B$4]*[.$A27]*(30*[.M$7])" office:value-type="float" office:value="30088.8" calcext:value-type="float">
            <text:p>$30,088.80</text:p>
          </table:table-cell>
          <table:table-cell table:style-name="ce11" table:formula="of:=[.$B$4]*[.$A27]*(30*[.N$7])" office:value-type="float" office:value="32596.2" calcext:value-type="float">
            <text:p>$32,596.20</text:p>
          </table:table-cell>
          <table:table-cell table:style-name="ce11" table:formula="of:=[.$B$4]*[.$A27]*(30*[.O$7])" office:value-type="float" office:value="35103.6" calcext:value-type="float">
            <text:p>$35,103.60</text:p>
          </table:table-cell>
          <table:table-cell table:style-name="ce11" table:formula="of:=[.$B$4]*[.$A27]*(30*[.P$7])" office:value-type="float" office:value="37611" calcext:value-type="float">
            <text:p>$37,611.00</text:p>
          </table:table-cell>
          <table:table-cell table:style-name="ce11" table:formula="of:=[.$B$4]*[.$A27]*(30*[.Q$7])" office:value-type="float" office:value="40118.4" calcext:value-type="float">
            <text:p>$40,118.40</text:p>
          </table:table-cell>
          <table:table-cell table:style-name="ce11" table:formula="of:=[.$B$4]*[.$A27]*(30*[.R$7])" office:value-type="float" office:value="42625.8" calcext:value-type="float">
            <text:p>$42,625.80</text:p>
          </table:table-cell>
          <table:table-cell table:style-name="ce11" table:formula="of:=[.$B$4]*[.$A27]*(30*[.S$7])" office:value-type="float" office:value="45133.2" calcext:value-type="float">
            <text:p>$45,133.20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1" table:formula="of:=[.$B$4]*[.$A28]*(30*[.B$7])" office:value-type="float" office:value="2925.3" calcext:value-type="float">
            <text:p>$2,925.30</text:p>
          </table:table-cell>
          <table:table-cell table:style-name="ce11" table:formula="of:=[.$B$4]*[.$A28]*(30*[.C$7])" office:value-type="float" office:value="5850.6" calcext:value-type="float">
            <text:p>$5,850.60</text:p>
          </table:table-cell>
          <table:table-cell table:style-name="ce11" table:formula="of:=[.$B$4]*[.$A28]*(30*[.D$7])" office:value-type="float" office:value="8775.9" calcext:value-type="float">
            <text:p>$8,775.90</text:p>
          </table:table-cell>
          <table:table-cell table:style-name="ce11" table:formula="of:=[.$B$4]*[.$A28]*(30*[.E$7])" office:value-type="float" office:value="11701.2" calcext:value-type="float">
            <text:p>$11,701.20</text:p>
          </table:table-cell>
          <table:table-cell table:style-name="ce11" table:formula="of:=[.$B$4]*[.$A28]*(30*[.F$7])" office:value-type="float" office:value="14626.5" calcext:value-type="float">
            <text:p>$14,626.50</text:p>
          </table:table-cell>
          <table:table-cell table:style-name="ce11" table:formula="of:=[.$B$4]*[.$A28]*(30*[.G$7])" office:value-type="float" office:value="17551.8" calcext:value-type="float">
            <text:p>$17,551.80</text:p>
          </table:table-cell>
          <table:table-cell table:style-name="ce11" table:formula="of:=[.$B$4]*[.$A28]*(30*[.H$7])" office:value-type="float" office:value="20477.1" calcext:value-type="float">
            <text:p>$20,477.10</text:p>
          </table:table-cell>
          <table:table-cell table:style-name="ce11" table:formula="of:=[.$B$4]*[.$A28]*(30*[.I$7])" office:value-type="float" office:value="23402.4" calcext:value-type="float">
            <text:p>$23,402.40</text:p>
          </table:table-cell>
          <table:table-cell table:style-name="ce11" table:formula="of:=[.$B$4]*[.$A28]*(30*[.J$7])" office:value-type="float" office:value="26327.7" calcext:value-type="float">
            <text:p>$26,327.70</text:p>
          </table:table-cell>
          <table:table-cell table:style-name="ce11" table:formula="of:=[.$B$4]*[.$A28]*(30*[.K$7])" office:value-type="float" office:value="29253" calcext:value-type="float">
            <text:p>$29,253.00</text:p>
          </table:table-cell>
          <table:table-cell table:style-name="ce11" table:formula="of:=[.$B$4]*[.$A28]*(30*[.L$7])" office:value-type="float" office:value="32178.3" calcext:value-type="float">
            <text:p>$32,178.30</text:p>
          </table:table-cell>
          <table:table-cell table:style-name="ce11" table:formula="of:=[.$B$4]*[.$A28]*(30*[.M$7])" office:value-type="float" office:value="35103.6" calcext:value-type="float">
            <text:p>$35,103.60</text:p>
          </table:table-cell>
          <table:table-cell table:style-name="ce11" table:formula="of:=[.$B$4]*[.$A28]*(30*[.N$7])" office:value-type="float" office:value="38028.9" calcext:value-type="float">
            <text:p>$38,028.90</text:p>
          </table:table-cell>
          <table:table-cell table:style-name="ce11" table:formula="of:=[.$B$4]*[.$A28]*(30*[.O$7])" office:value-type="float" office:value="40954.2" calcext:value-type="float">
            <text:p>$40,954.20</text:p>
          </table:table-cell>
          <table:table-cell table:style-name="ce11" table:formula="of:=[.$B$4]*[.$A28]*(30*[.P$7])" office:value-type="float" office:value="43879.5" calcext:value-type="float">
            <text:p>$43,879.50</text:p>
          </table:table-cell>
          <table:table-cell table:style-name="ce11" table:formula="of:=[.$B$4]*[.$A28]*(30*[.Q$7])" office:value-type="float" office:value="46804.8" calcext:value-type="float">
            <text:p>$46,804.80</text:p>
          </table:table-cell>
          <table:table-cell table:style-name="ce11" table:formula="of:=[.$B$4]*[.$A28]*(30*[.R$7])" office:value-type="float" office:value="49730.1" calcext:value-type="float">
            <text:p>$49,730.10</text:p>
          </table:table-cell>
          <table:table-cell table:style-name="ce11" table:formula="of:=[.$B$4]*[.$A28]*(30*[.S$7])" office:value-type="float" office:value="52655.4" calcext:value-type="float">
            <text:p>$52,655.40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1" table:formula="of:=[.$B$4]*[.$A29]*(30*[.B$7])" office:value-type="float" office:value="3343.2" calcext:value-type="float">
            <text:p>$3,343.20</text:p>
          </table:table-cell>
          <table:table-cell table:style-name="ce11" table:formula="of:=[.$B$4]*[.$A29]*(30*[.C$7])" office:value-type="float" office:value="6686.4" calcext:value-type="float">
            <text:p>$6,686.40</text:p>
          </table:table-cell>
          <table:table-cell table:style-name="ce11" table:formula="of:=[.$B$4]*[.$A29]*(30*[.D$7])" office:value-type="float" office:value="10029.6" calcext:value-type="float">
            <text:p>$10,029.60</text:p>
          </table:table-cell>
          <table:table-cell table:style-name="ce11" table:formula="of:=[.$B$4]*[.$A29]*(30*[.E$7])" office:value-type="float" office:value="13372.8" calcext:value-type="float">
            <text:p>$13,372.80</text:p>
          </table:table-cell>
          <table:table-cell table:style-name="ce11" table:formula="of:=[.$B$4]*[.$A29]*(30*[.F$7])" office:value-type="float" office:value="16716" calcext:value-type="float">
            <text:p>$16,716.00</text:p>
          </table:table-cell>
          <table:table-cell table:style-name="ce11" table:formula="of:=[.$B$4]*[.$A29]*(30*[.G$7])" office:value-type="float" office:value="20059.2" calcext:value-type="float">
            <text:p>$20,059.20</text:p>
          </table:table-cell>
          <table:table-cell table:style-name="ce11" table:formula="of:=[.$B$4]*[.$A29]*(30*[.H$7])" office:value-type="float" office:value="23402.4" calcext:value-type="float">
            <text:p>$23,402.40</text:p>
          </table:table-cell>
          <table:table-cell table:style-name="ce11" table:formula="of:=[.$B$4]*[.$A29]*(30*[.I$7])" office:value-type="float" office:value="26745.6" calcext:value-type="float">
            <text:p>$26,745.60</text:p>
          </table:table-cell>
          <table:table-cell table:style-name="ce11" table:formula="of:=[.$B$4]*[.$A29]*(30*[.J$7])" office:value-type="float" office:value="30088.8" calcext:value-type="float">
            <text:p>$30,088.80</text:p>
          </table:table-cell>
          <table:table-cell table:style-name="ce11" table:formula="of:=[.$B$4]*[.$A29]*(30*[.K$7])" office:value-type="float" office:value="33432" calcext:value-type="float">
            <text:p>$33,432.00</text:p>
          </table:table-cell>
          <table:table-cell table:style-name="ce11" table:formula="of:=[.$B$4]*[.$A29]*(30*[.L$7])" office:value-type="float" office:value="36775.2" calcext:value-type="float">
            <text:p>$36,775.20</text:p>
          </table:table-cell>
          <table:table-cell table:style-name="ce11" table:formula="of:=[.$B$4]*[.$A29]*(30*[.M$7])" office:value-type="float" office:value="40118.4" calcext:value-type="float">
            <text:p>$40,118.40</text:p>
          </table:table-cell>
          <table:table-cell table:style-name="ce11" table:formula="of:=[.$B$4]*[.$A29]*(30*[.N$7])" office:value-type="float" office:value="43461.6" calcext:value-type="float">
            <text:p>$43,461.60</text:p>
          </table:table-cell>
          <table:table-cell table:style-name="ce11" table:formula="of:=[.$B$4]*[.$A29]*(30*[.O$7])" office:value-type="float" office:value="46804.8" calcext:value-type="float">
            <text:p>$46,804.80</text:p>
          </table:table-cell>
          <table:table-cell table:style-name="ce11" table:formula="of:=[.$B$4]*[.$A29]*(30*[.P$7])" office:value-type="float" office:value="50148" calcext:value-type="float">
            <text:p>$50,148.00</text:p>
          </table:table-cell>
          <table:table-cell table:style-name="ce11" table:formula="of:=[.$B$4]*[.$A29]*(30*[.Q$7])" office:value-type="float" office:value="53491.2" calcext:value-type="float">
            <text:p>$53,491.20</text:p>
          </table:table-cell>
          <table:table-cell table:style-name="ce11" table:formula="of:=[.$B$4]*[.$A29]*(30*[.R$7])" office:value-type="float" office:value="56834.4" calcext:value-type="float">
            <text:p>$56,834.40</text:p>
          </table:table-cell>
          <table:table-cell table:style-name="ce11" table:formula="of:=[.$B$4]*[.$A29]*(30*[.S$7])" office:value-type="float" office:value="60177.6" calcext:value-type="float">
            <text:p>$60,177.60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1" table:formula="of:=[.$B$4]*[.$A30]*(30*[.B$7])" office:value-type="float" office:value="3761.1" calcext:value-type="float">
            <text:p>$3,761.10</text:p>
          </table:table-cell>
          <table:table-cell table:style-name="ce11" table:formula="of:=[.$B$4]*[.$A30]*(30*[.C$7])" office:value-type="float" office:value="7522.2" calcext:value-type="float">
            <text:p>$7,522.20</text:p>
          </table:table-cell>
          <table:table-cell table:style-name="ce11" table:formula="of:=[.$B$4]*[.$A30]*(30*[.D$7])" office:value-type="float" office:value="11283.3" calcext:value-type="float">
            <text:p>$11,283.30</text:p>
          </table:table-cell>
          <table:table-cell table:style-name="ce11" table:formula="of:=[.$B$4]*[.$A30]*(30*[.E$7])" office:value-type="float" office:value="15044.4" calcext:value-type="float">
            <text:p>$15,044.40</text:p>
          </table:table-cell>
          <table:table-cell table:style-name="ce11" table:formula="of:=[.$B$4]*[.$A30]*(30*[.F$7])" office:value-type="float" office:value="18805.5" calcext:value-type="float">
            <text:p>$18,805.50</text:p>
          </table:table-cell>
          <table:table-cell table:style-name="ce11" table:formula="of:=[.$B$4]*[.$A30]*(30*[.G$7])" office:value-type="float" office:value="22566.6" calcext:value-type="float">
            <text:p>$22,566.60</text:p>
          </table:table-cell>
          <table:table-cell table:style-name="ce11" table:formula="of:=[.$B$4]*[.$A30]*(30*[.H$7])" office:value-type="float" office:value="26327.7" calcext:value-type="float">
            <text:p>$26,327.70</text:p>
          </table:table-cell>
          <table:table-cell table:style-name="ce11" table:formula="of:=[.$B$4]*[.$A30]*(30*[.I$7])" office:value-type="float" office:value="30088.8" calcext:value-type="float">
            <text:p>$30,088.80</text:p>
          </table:table-cell>
          <table:table-cell table:style-name="ce11" table:formula="of:=[.$B$4]*[.$A30]*(30*[.J$7])" office:value-type="float" office:value="33849.9" calcext:value-type="float">
            <text:p>$33,849.90</text:p>
          </table:table-cell>
          <table:table-cell table:style-name="ce11" table:formula="of:=[.$B$4]*[.$A30]*(30*[.K$7])" office:value-type="float" office:value="37611" calcext:value-type="float">
            <text:p>$37,611.00</text:p>
          </table:table-cell>
          <table:table-cell table:style-name="ce11" table:formula="of:=[.$B$4]*[.$A30]*(30*[.L$7])" office:value-type="float" office:value="41372.1" calcext:value-type="float">
            <text:p>$41,372.10</text:p>
          </table:table-cell>
          <table:table-cell table:style-name="ce11" table:formula="of:=[.$B$4]*[.$A30]*(30*[.M$7])" office:value-type="float" office:value="45133.2" calcext:value-type="float">
            <text:p>$45,133.20</text:p>
          </table:table-cell>
          <table:table-cell table:style-name="ce11" table:formula="of:=[.$B$4]*[.$A30]*(30*[.N$7])" office:value-type="float" office:value="48894.3" calcext:value-type="float">
            <text:p>$48,894.30</text:p>
          </table:table-cell>
          <table:table-cell table:style-name="ce11" table:formula="of:=[.$B$4]*[.$A30]*(30*[.O$7])" office:value-type="float" office:value="52655.4" calcext:value-type="float">
            <text:p>$52,655.40</text:p>
          </table:table-cell>
          <table:table-cell table:style-name="ce11" table:formula="of:=[.$B$4]*[.$A30]*(30*[.P$7])" office:value-type="float" office:value="56416.5" calcext:value-type="float">
            <text:p>$56,416.50</text:p>
          </table:table-cell>
          <table:table-cell table:style-name="ce11" table:formula="of:=[.$B$4]*[.$A30]*(30*[.Q$7])" office:value-type="float" office:value="60177.6" calcext:value-type="float">
            <text:p>$60,177.60</text:p>
          </table:table-cell>
          <table:table-cell table:style-name="ce11" table:formula="of:=[.$B$4]*[.$A30]*(30*[.R$7])" office:value-type="float" office:value="63938.7" calcext:value-type="float">
            <text:p>$63,938.70</text:p>
          </table:table-cell>
          <table:table-cell table:style-name="ce11" table:formula="of:=[.$B$4]*[.$A30]*(30*[.S$7])" office:value-type="float" office:value="67699.8" calcext:value-type="float">
            <text:p>$67,699.80</text:p>
          </table:table-cell>
          <table:table-cell table:style-name="ce1" table:number-columns-repeated="7"/>
          <table:table-cell table:number-columns-repeated="998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1" table:formula="of:=[.$B$4]*[.$A31]*(30*[.B$7])" office:value-type="float" office:value="4179" calcext:value-type="float">
            <text:p>$4,179.00</text:p>
          </table:table-cell>
          <table:table-cell table:style-name="ce11" table:formula="of:=[.$B$4]*[.$A31]*(30*[.C$7])" office:value-type="float" office:value="8358" calcext:value-type="float">
            <text:p>$8,358.00</text:p>
          </table:table-cell>
          <table:table-cell table:style-name="ce11" table:formula="of:=[.$B$4]*[.$A31]*(30*[.D$7])" office:value-type="float" office:value="12537" calcext:value-type="float">
            <text:p>$12,537.00</text:p>
          </table:table-cell>
          <table:table-cell table:style-name="ce11" table:formula="of:=[.$B$4]*[.$A31]*(30*[.E$7])" office:value-type="float" office:value="16716" calcext:value-type="float">
            <text:p>$16,716.00</text:p>
          </table:table-cell>
          <table:table-cell table:style-name="ce11" table:formula="of:=[.$B$4]*[.$A31]*(30*[.F$7])" office:value-type="float" office:value="20895" calcext:value-type="float">
            <text:p>$20,895.00</text:p>
          </table:table-cell>
          <table:table-cell table:style-name="ce11" table:formula="of:=[.$B$4]*[.$A31]*(30*[.G$7])" office:value-type="float" office:value="25074" calcext:value-type="float">
            <text:p>$25,074.00</text:p>
          </table:table-cell>
          <table:table-cell table:style-name="ce11" table:formula="of:=[.$B$4]*[.$A31]*(30*[.H$7])" office:value-type="float" office:value="29253" calcext:value-type="float">
            <text:p>$29,253.00</text:p>
          </table:table-cell>
          <table:table-cell table:style-name="ce11" table:formula="of:=[.$B$4]*[.$A31]*(30*[.I$7])" office:value-type="float" office:value="33432" calcext:value-type="float">
            <text:p>$33,432.00</text:p>
          </table:table-cell>
          <table:table-cell table:style-name="ce11" table:formula="of:=[.$B$4]*[.$A31]*(30*[.J$7])" office:value-type="float" office:value="37611" calcext:value-type="float">
            <text:p>$37,611.00</text:p>
          </table:table-cell>
          <table:table-cell table:style-name="ce11" table:formula="of:=[.$B$4]*[.$A31]*(30*[.K$7])" office:value-type="float" office:value="41790" calcext:value-type="float">
            <text:p>$41,790.00</text:p>
          </table:table-cell>
          <table:table-cell table:style-name="ce11" table:formula="of:=[.$B$4]*[.$A31]*(30*[.L$7])" office:value-type="float" office:value="45969" calcext:value-type="float">
            <text:p>$45,969.00</text:p>
          </table:table-cell>
          <table:table-cell table:style-name="ce11" table:formula="of:=[.$B$4]*[.$A31]*(30*[.M$7])" office:value-type="float" office:value="50148" calcext:value-type="float">
            <text:p>$50,148.00</text:p>
          </table:table-cell>
          <table:table-cell table:style-name="ce11" table:formula="of:=[.$B$4]*[.$A31]*(30*[.N$7])" office:value-type="float" office:value="54327" calcext:value-type="float">
            <text:p>$54,327.00</text:p>
          </table:table-cell>
          <table:table-cell table:style-name="ce11" table:formula="of:=[.$B$4]*[.$A31]*(30*[.O$7])" office:value-type="float" office:value="58506" calcext:value-type="float">
            <text:p>$58,506.00</text:p>
          </table:table-cell>
          <table:table-cell table:style-name="ce11" table:formula="of:=[.$B$4]*[.$A31]*(30*[.P$7])" office:value-type="float" office:value="62685" calcext:value-type="float">
            <text:p>$62,685.00</text:p>
          </table:table-cell>
          <table:table-cell table:style-name="ce11" table:formula="of:=[.$B$4]*[.$A31]*(30*[.Q$7])" office:value-type="float" office:value="66864" calcext:value-type="float">
            <text:p>$66,864.00</text:p>
          </table:table-cell>
          <table:table-cell table:style-name="ce11" table:formula="of:=[.$B$4]*[.$A31]*(30*[.R$7])" office:value-type="float" office:value="71043" calcext:value-type="float">
            <text:p>$71,043.00</text:p>
          </table:table-cell>
          <table:table-cell table:style-name="ce11" table:formula="of:=[.$B$4]*[.$A31]*(30*[.S$7])" office:value-type="float" office:value="75222" calcext:value-type="float">
            <text:p>$75,222.00</text:p>
          </table:table-cell>
          <table:table-cell table:style-name="ce1" table:number-columns-repeated="7"/>
          <table:table-cell table:number-columns-repeated="998"/>
        </table:table-row>
        <table:table-row table:style-name="ro1" table:number-rows-repeated="969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Sheet 1 - Table 1'.B8:'Sheet 1 - Table 1'.S8">
            <calcext:condition calcext:apply-style-name="ConditionalStyle_1" calcext:value="&gt;[$'Sheet 1 - Table 1'.$B$5]" calcext:base-cell-address="'Sheet 1 - Table 1'.B8"/>
          </calcext:conditional-format>
          <calcext:conditional-format calcext:target-range-address="'Sheet 1 - Table 1'.B9:'Sheet 1 - Table 1'.S9">
            <calcext:condition calcext:apply-style-name="ConditionalStyle_1" calcext:value="&gt;[$'Sheet 1 - Table 1'.$B$5]" calcext:base-cell-address="'Sheet 1 - Table 1'.B9"/>
          </calcext:conditional-format>
          <calcext:conditional-format calcext:target-range-address="'Sheet 1 - Table 1'.B10:'Sheet 1 - Table 1'.S10">
            <calcext:condition calcext:apply-style-name="ConditionalStyle_1" calcext:value="&gt;[$'Sheet 1 - Table 1'.$B$5]" calcext:base-cell-address="'Sheet 1 - Table 1'.B10"/>
          </calcext:conditional-format>
          <calcext:conditional-format calcext:target-range-address="'Sheet 1 - Table 1'.B11:'Sheet 1 - Table 1'.S31">
            <calcext:condition calcext:apply-style-name="ConditionalStyle_1" calcext:value="&gt;[$'Sheet 1 - Table 1'.$B$5]" calcext:base-cell-address="'Sheet 1 - Table 1'.B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Verdana" fo:font-family="Verdana" fo:font-size="12pt" style:font-name-asian="Linux Libertine G" style:font-family-asian="'Linux Libertine G'" style:font-family-generic-asian="system" style:font-pitch-asian="variable" style:font-size-asian="12pt" style:font-name-complex="Verdana" style:font-family-complex="Verdana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cffcc"/>
      <style:text-properties fo:color="#00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4" meta:object-count="0"/>
    <meta:generator>LibreOfficeDev/6.0.5.2$Linux_X86_64 LibreOffice_project/</meta:generator>
  </office:meta>
</office:document-meta>
</file>